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Arial1" svg:font-family="Arial, Helvetica, Geneva, Swiss, SunSans-Regular"/>
    <style:font-face style:name="Tahoma2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1" style:family="table">
      <style:table-properties style:width="4.5in" table:align="margins"/>
    </style:style>
    <style:style style:name="Table1.A" style:family="table-column">
      <style:table-column-properties style:column-width="4.5in" style:rel-column-width="65535*"/>
    </style:style>
    <style:style style:name="Table1.A1" style:family="table-cell">
      <style:table-cell-properties fo:padding="0.0382in" fo:border="0.05pt solid #000000"/>
    </style:style>
    <style:style style:name="Table7" style:family="table">
      <style:table-properties style:width="4.5in" table:align="margins"/>
    </style:style>
    <style:style style:name="Table7.A" style:family="table-column">
      <style:table-column-properties style:column-width="4.5in" style:rel-column-width="65535*"/>
    </style:style>
    <style:style style:name="Table7.A1" style:family="table-cell">
      <style:table-cell-properties fo:padding="0.0382in" fo:border="0.05pt solid #000000"/>
    </style:style>
    <style:style style:name="Table4" style:family="table">
      <style:table-properties style:width="4.5in" table:align="margins"/>
    </style:style>
    <style:style style:name="Table4.A" style:family="table-column">
      <style:table-column-properties style:column-width="4.5in" style:rel-column-width="65535*"/>
    </style:style>
    <style:style style:name="Table4.A1" style:family="table-cell">
      <style:table-cell-properties fo:padding="0.0382in" fo:border="0.05pt solid #000000"/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4.5in" style:rel-column-width="65535*"/>
    </style:style>
    <style:style style:name="Table3.A1" style:family="table-cell">
      <style:table-cell-properties fo:padding="0.0382in" fo:border="0.05pt solid #000000"/>
    </style:style>
    <style:style style:name="Table5" style:family="table">
      <style:table-properties style:width="4.5in" table:align="margins"/>
    </style:style>
    <style:style style:name="Table5.A" style:family="table-column">
      <style:table-column-properties style:column-width="4.5in" style:rel-column-width="65535*"/>
    </style:style>
    <style:style style:name="Table5.A1" style:family="table-cell">
      <style:table-cell-properties fo:padding="0.0382in" fo:border="0.05pt solid #000000"/>
    </style:style>
    <style:style style:name="Table11" style:family="table">
      <style:table-properties style:width="4.5in" table:align="margins"/>
    </style:style>
    <style:style style:name="Table11.A" style:family="table-column">
      <style:table-column-properties style:column-width="4.5in" style:rel-column-width="65535*"/>
    </style:style>
    <style:style style:name="Table11.A1" style:family="table-cell">
      <style:table-cell-properties fo:padding="0.0382in" fo:border="0.05pt solid #000000"/>
    </style:style>
    <style:style style:name="Table29" style:family="table">
      <style:table-properties style:width="4.5in" table:align="margins"/>
    </style:style>
    <style:style style:name="Table29.A" style:family="table-column">
      <style:table-column-properties style:column-width="4.5in" style:rel-column-width="65535*"/>
    </style:style>
    <style:style style:name="Table29.A1" style:family="table-cell">
      <style:table-cell-properties fo:padding="0.0382in" fo:border="0.05pt solid #000000"/>
    </style:style>
    <style:style style:name="Table16" style:family="table">
      <style:table-properties style:width="4.5in" table:align="margins"/>
    </style:style>
    <style:style style:name="Table16.A" style:family="table-column">
      <style:table-column-properties style:column-width="4.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4.5in" table:align="margins"/>
    </style:style>
    <style:style style:name="Table17.A" style:family="table-column">
      <style:table-column-properties style:column-width="4.5in" style:rel-column-width="65535*"/>
    </style:style>
    <style:style style:name="Table17.A1" style:family="table-cell">
      <style:table-cell-properties fo:padding="0.0382in" fo:border="0.05pt solid #000000"/>
    </style:style>
    <style:style style:name="Table39" style:family="table">
      <style:table-properties style:width="4.5in" table:align="margins"/>
    </style:style>
    <style:style style:name="Table39.A" style:family="table-column">
      <style:table-column-properties style:column-width="4.5in" style:rel-column-width="65535*"/>
    </style:style>
    <style:style style:name="Table39.A1" style:family="table-cell">
      <style:table-cell-properties fo:padding="0.0382in" fo:border="0.05pt solid #000000"/>
    </style:style>
    <style:style style:name="Table49" style:family="table">
      <style:table-properties style:width="4.5in" table:align="margins"/>
    </style:style>
    <style:style style:name="Table49.A" style:family="table-column">
      <style:table-column-properties style:column-width="4.5in" style:rel-column-width="65535*"/>
    </style:style>
    <style:style style:name="Table49.A1" style:family="table-cell">
      <style:table-cell-properties fo:padding="0.0382in" fo:border="0.05pt solid #000000"/>
    </style:style>
    <style:style style:name="Table54" style:family="table">
      <style:table-properties style:width="4.5in" table:align="margins"/>
    </style:style>
    <style:style style:name="Table54.A" style:family="table-column">
      <style:table-column-properties style:column-width="4.5in" style:rel-column-width="65535*"/>
    </style:style>
    <style:style style:name="Table54.A1" style:family="table-cell">
      <style:table-cell-properties fo:padding="0.0382in" fo:border="0.05pt solid #000000"/>
    </style:style>
    <style:style style:name="Table50" style:family="table">
      <style:table-properties style:width="4.5in" table:align="margins"/>
    </style:style>
    <style:style style:name="Table50.A" style:family="table-column">
      <style:table-column-properties style:column-width="4.5in" style:rel-column-width="65535*"/>
    </style:style>
    <style:style style:name="Table50.A1" style:family="table-cell">
      <style:table-cell-properties fo:padding="0.0382in" fo:border="0.05pt solid #000000"/>
    </style:style>
    <style:style style:name="Table51" style:family="table">
      <style:table-properties style:width="4.5in" table:align="margins"/>
    </style:style>
    <style:style style:name="Table51.A" style:family="table-column">
      <style:table-column-properties style:column-width="4.5in" style:rel-column-width="65535*"/>
    </style:style>
    <style:style style:name="Table51.A1" style:family="table-cell">
      <style:table-cell-properties fo:padding="0.0382in" fo:border="0.05pt solid #000000"/>
    </style:style>
    <style:style style:name="Table52" style:family="table">
      <style:table-properties style:width="4.5in" table:align="margins"/>
    </style:style>
    <style:style style:name="Table52.A" style:family="table-column">
      <style:table-column-properties style:column-width="4.5in" style:rel-column-width="65535*"/>
    </style:style>
    <style:style style:name="Table52.A1" style:family="table-cell">
      <style:table-cell-properties fo:padding="0.0382in" fo:border="0.05pt solid #000000"/>
    </style:style>
    <style:style style:name="Table55" style:family="table">
      <style:table-properties style:width="4.5in" table:align="margins"/>
    </style:style>
    <style:style style:name="Table55.A" style:family="table-column">
      <style:table-column-properties style:column-width="4.5in" style:rel-column-width="65535*"/>
    </style:style>
    <style:style style:name="Table55.A1" style:family="table-cell">
      <style:table-cell-properties fo:padding="0.0382in" fo:border="0.05pt solid #000000"/>
    </style:style>
    <style:style style:name="Table53" style:family="table">
      <style:table-properties style:width="4.5in" table:align="margins"/>
    </style:style>
    <style:style style:name="Table53.A" style:family="table-column">
      <style:table-column-properties style:column-width="4.5in" style:rel-column-width="65535*"/>
    </style:style>
    <style:style style:name="Table53.A1" style:family="table-cell">
      <style:table-cell-properties fo:padding="0.0382in" fo:border="0.05pt solid #000000"/>
    </style:style>
    <style:style style:name="Table56" style:family="table">
      <style:table-properties style:width="4.5in" table:align="margins"/>
    </style:style>
    <style:style style:name="Table56.A" style:family="table-column">
      <style:table-column-properties style:column-width="4.5in" style:rel-column-width="65535*"/>
    </style:style>
    <style:style style:name="Table56.A1" style:family="table-cell">
      <style:table-cell-properties fo:padding="0.0382in" fo:border="0.05pt solid #000000"/>
    </style:style>
    <style:style style:name="Table19" style:family="table">
      <style:table-properties style:width="4.5in" table:align="margins"/>
    </style:style>
    <style:style style:name="Table19.A" style:family="table-column">
      <style:table-column-properties style:column-width="4.5in" style:rel-column-width="65535*"/>
    </style:style>
    <style:style style:name="Table19.A1" style:family="table-cell">
      <style:table-cell-properties fo:padding="0.0382in" fo:border="0.05pt solid #000000"/>
    </style:style>
    <style:style style:name="Table18" style:family="table">
      <style:table-properties style:width="4.5in" table:align="margins"/>
    </style:style>
    <style:style style:name="Table18.A" style:family="table-column">
      <style:table-column-properties style:column-width="4.5in" style:rel-column-width="65535*"/>
    </style:style>
    <style:style style:name="Table18.A1" style:family="table-cell">
      <style:table-cell-properties fo:padding="0.0382in" fo:border="0.05pt solid #000000"/>
    </style:style>
    <style:style style:name="Table57" style:family="table">
      <style:table-properties style:width="4.5in" table:align="margins"/>
    </style:style>
    <style:style style:name="Table57.A" style:family="table-column">
      <style:table-column-properties style:column-width="4.5in" style:rel-column-width="65535*"/>
    </style:style>
    <style:style style:name="Table57.A1" style:family="table-cell">
      <style:table-cell-properties fo:padding="0.0382in" fo:border="0.05pt solid #000000"/>
    </style:style>
    <style:style style:name="Table34" style:family="table">
      <style:table-properties style:width="4.5in" table:align="margins"/>
    </style:style>
    <style:style style:name="Table34.A" style:family="table-column">
      <style:table-column-properties style:column-width="4.5in" style:rel-column-width="65535*"/>
    </style:style>
    <style:style style:name="Table34.A1" style:family="table-cell">
      <style:table-cell-properties fo:padding="0.0382in" fo:border="0.05pt solid #000000"/>
    </style:style>
    <style:style style:name="Table20" style:family="table">
      <style:table-properties style:width="4.5in" table:align="margins"/>
    </style:style>
    <style:style style:name="Table20.A" style:family="table-column">
      <style:table-column-properties style:column-width="4.5in" style:rel-column-width="65535*"/>
    </style:style>
    <style:style style:name="Table20.A1" style:family="table-cell">
      <style:table-cell-properties fo:padding="0.0382in" fo:border="0.05pt solid #000000"/>
    </style:style>
    <style:style style:name="Table46" style:family="table">
      <style:table-properties style:width="4.5in" table:align="margins"/>
    </style:style>
    <style:style style:name="Table46.A" style:family="table-column">
      <style:table-column-properties style:column-width="4.5in" style:rel-column-width="65535*"/>
    </style:style>
    <style:style style:name="Table46.A1" style:family="table-cell">
      <style:table-cell-properties fo:padding="0.0382in" fo:border="0.05pt solid #000000"/>
    </style:style>
    <style:style style:name="Table33" style:family="table">
      <style:table-properties style:width="4.5in" table:align="margins"/>
    </style:style>
    <style:style style:name="Table33.A" style:family="table-column">
      <style:table-column-properties style:column-width="4.5in" style:rel-column-width="65535*"/>
    </style:style>
    <style:style style:name="Table33.A1" style:family="table-cell">
      <style:table-cell-properties fo:padding="0.0382in" fo:border="0.05pt solid #000000"/>
    </style:style>
    <style:style style:name="Table58" style:family="table">
      <style:table-properties style:width="4.5in" table:align="margins"/>
    </style:style>
    <style:style style:name="Table58.A" style:family="table-column">
      <style:table-column-properties style:column-width="4.5in" style:rel-column-width="65535*"/>
    </style:style>
    <style:style style:name="Table58.A1" style:family="table-cell">
      <style:table-cell-properties fo:padding="0.0382in" fo:border="0.05pt solid #000000"/>
    </style:style>
    <style:style style:name="Table6" style:family="table">
      <style:table-properties style:width="4.5in" table:align="margins"/>
    </style:style>
    <style:style style:name="Table6.A" style:family="table-column">
      <style:table-column-properties style:column-width="4.5in" style:rel-column-width="65535*"/>
    </style:style>
    <style:style style:name="Table6.A1" style:family="table-cell">
      <style:table-cell-properties fo:padding="0.0382in" fo:border="0.05pt solid #000000"/>
    </style:style>
    <style:style style:name="Table35" style:family="table">
      <style:table-properties style:width="4.5in" table:align="margins"/>
    </style:style>
    <style:style style:name="Table35.A" style:family="table-column">
      <style:table-column-properties style:column-width="4.5in" style:rel-column-width="65535*"/>
    </style:style>
    <style:style style:name="Table35.A1" style:family="table-cell">
      <style:table-cell-properties fo:padding="0.0382in" fo:border="0.05pt solid #000000"/>
    </style:style>
    <style:style style:name="Table36" style:family="table">
      <style:table-properties style:width="4.5in" table:align="margins"/>
    </style:style>
    <style:style style:name="Table36.A" style:family="table-column">
      <style:table-column-properties style:column-width="4.5in" style:rel-column-width="65535*"/>
    </style:style>
    <style:style style:name="Table36.A1" style:family="table-cell">
      <style:table-cell-properties fo:padding="0.0382in" fo:border="0.05pt solid #000000"/>
    </style:style>
    <style:style style:name="Table37" style:family="table">
      <style:table-properties style:width="4.5in" table:align="margins"/>
    </style:style>
    <style:style style:name="Table37.A" style:family="table-column">
      <style:table-column-properties style:column-width="4.5in" style:rel-column-width="65535*"/>
    </style:style>
    <style:style style:name="Table37.A1" style:family="table-cell">
      <style:table-cell-properties fo:padding="0.0382in" fo:border="0.05pt solid #000000"/>
    </style:style>
    <style:style style:name="Table38" style:family="table">
      <style:table-properties style:width="4.5in" table:align="margins"/>
    </style:style>
    <style:style style:name="Table38.A" style:family="table-column">
      <style:table-column-properties style:column-width="4.5in" style:rel-column-width="65535*"/>
    </style:style>
    <style:style style:name="Table38.A1" style:family="table-cell">
      <style:table-cell-properties fo:padding="0.0382in" fo:border="0.05pt solid #000000"/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4.5in" style:rel-column-width="65535*"/>
    </style:style>
    <style:style style:name="Table2.A1" style:family="table-cell">
      <style:table-cell-properties fo:padding="0.0382in" fo:border="0.05pt solid #000000"/>
    </style:style>
    <style:style style:name="Table21" style:family="table">
      <style:table-properties style:width="4.5in" table:align="margins"/>
    </style:style>
    <style:style style:name="Table21.A" style:family="table-column">
      <style:table-column-properties style:column-width="4.5in" style:rel-column-width="65535*"/>
    </style:style>
    <style:style style:name="Table21.A1" style:family="table-cell">
      <style:table-cell-properties fo:padding="0.0382in" fo:border="0.05pt solid #000000"/>
    </style:style>
    <style:style style:name="Table23" style:family="table">
      <style:table-properties style:width="4.5in" table:align="margins"/>
    </style:style>
    <style:style style:name="Table23.A" style:family="table-column">
      <style:table-column-properties style:column-width="4.5in" style:rel-column-width="65535*"/>
    </style:style>
    <style:style style:name="Table23.A1" style:family="table-cell">
      <style:table-cell-properties fo:padding="0.0382in" fo:border="0.05pt solid #000000"/>
    </style:style>
    <style:style style:name="Table24" style:family="table">
      <style:table-properties style:width="4.5in" table:align="margins"/>
    </style:style>
    <style:style style:name="Table24.A" style:family="table-column">
      <style:table-column-properties style:column-width="4.5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4.5in" table:align="margins"/>
    </style:style>
    <style:style style:name="Table25.A" style:family="table-column">
      <style:table-column-properties style:column-width="4.5in" style:rel-column-width="65535*"/>
    </style:style>
    <style:style style:name="Table25.A1" style:family="table-cell">
      <style:table-cell-properties fo:padding="0.0382in" fo:border="0.05pt solid #000000"/>
    </style:style>
    <style:style style:name="Table13" style:family="table">
      <style:table-properties style:width="4.5in" table:align="margins"/>
    </style:style>
    <style:style style:name="Table13.A" style:family="table-column">
      <style:table-column-properties style:column-width="4.5in" style:rel-column-width="65535*"/>
    </style:style>
    <style:style style:name="Table13.A1" style:family="table-cell">
      <style:table-cell-properties fo:padding="0.0382in" fo:border="0.05pt solid #000000"/>
    </style:style>
    <style:style style:name="Table26" style:family="table">
      <style:table-properties style:width="4.5in" table:align="margins"/>
    </style:style>
    <style:style style:name="Table26.A" style:family="table-column">
      <style:table-column-properties style:column-width="4.5in" style:rel-column-width="65535*"/>
    </style:style>
    <style:style style:name="Table26.A1" style:family="table-cell">
      <style:table-cell-properties fo:padding="0.0382in" fo:border="0.05pt solid #000000"/>
    </style:style>
    <style:style style:name="Table27" style:family="table">
      <style:table-properties style:width="4.5in" table:align="margins"/>
    </style:style>
    <style:style style:name="Table27.A" style:family="table-column">
      <style:table-column-properties style:column-width="4.5in" style:rel-column-width="65535*"/>
    </style:style>
    <style:style style:name="Table27.A1" style:family="table-cell">
      <style:table-cell-properties fo:padding="0.0382in" fo:border="0.05pt solid #000000"/>
    </style:style>
    <style:style style:name="Table15" style:family="table">
      <style:table-properties style:width="4.5in" table:align="margins"/>
    </style:style>
    <style:style style:name="Table15.A" style:family="table-column">
      <style:table-column-properties style:column-width="4.5in" style:rel-column-width="65535*"/>
    </style:style>
    <style:style style:name="Table15.A1" style:family="table-cell">
      <style:table-cell-properties fo:padding="0.0382in" fo:border="0.05pt solid #000000"/>
    </style:style>
    <style:style style:name="Table44" style:family="table">
      <style:table-properties style:width="4.5in" table:align="margins"/>
    </style:style>
    <style:style style:name="Table44.A" style:family="table-column">
      <style:table-column-properties style:column-width="4.5in" style:rel-column-width="65535*"/>
    </style:style>
    <style:style style:name="Table44.A1" style:family="table-cell">
      <style:table-cell-properties fo:padding="0.0382in" fo:border="0.05pt solid #000000"/>
    </style:style>
    <style:style style:name="Table14" style:family="table">
      <style:table-properties style:width="4.5in" table:align="margins"/>
    </style:style>
    <style:style style:name="Table14.A" style:family="table-column">
      <style:table-column-properties style:column-width="4.5in" style:rel-column-width="65535*"/>
    </style:style>
    <style:style style:name="Table14.A1" style:family="table-cell">
      <style:table-cell-properties fo:padding="0.0382in" fo:border="0.05pt solid #000000"/>
    </style:style>
    <style:style style:name="Table30" style:family="table">
      <style:table-properties style:width="4.5in" table:align="margins"/>
    </style:style>
    <style:style style:name="Table30.A" style:family="table-column">
      <style:table-column-properties style:column-width="4.5in" style:rel-column-width="65535*"/>
    </style:style>
    <style:style style:name="Table30.A1" style:family="table-cell">
      <style:table-cell-properties fo:padding="0.0382in" fo:border="0.05pt solid #000000"/>
    </style:style>
    <style:style style:name="Table31" style:family="table">
      <style:table-properties style:width="4.5in" table:align="margins"/>
    </style:style>
    <style:style style:name="Table31.A" style:family="table-column">
      <style:table-column-properties style:column-width="4.5in" style:rel-column-width="65535*"/>
    </style:style>
    <style:style style:name="Table31.A1" style:family="table-cell">
      <style:table-cell-properties fo:padding="0.0382in" fo:border="0.05pt solid #000000"/>
    </style:style>
    <style:style style:name="Table32" style:family="table">
      <style:table-properties style:width="4.5in" table:align="margins"/>
    </style:style>
    <style:style style:name="Table32.A" style:family="table-column">
      <style:table-column-properties style:column-width="4.5in" style:rel-column-width="65535*"/>
    </style:style>
    <style:style style:name="Table32.A1" style:family="table-cell">
      <style:table-cell-properties fo:padding="0.0382in" fo:border="0.05pt solid #000000"/>
    </style:style>
    <style:style style:name="Table45" style:family="table">
      <style:table-properties style:width="4.5in" table:align="margins"/>
    </style:style>
    <style:style style:name="Table45.A" style:family="table-column">
      <style:table-column-properties style:column-width="4.5in" style:rel-column-width="65535*"/>
    </style:style>
    <style:style style:name="Table45.A1" style:family="table-cell">
      <style:table-cell-properties fo:padding="0.0382in" fo:border="0.05pt solid #000000"/>
    </style:style>
    <style:style style:name="Table40" style:family="table">
      <style:table-properties style:width="4.5in" table:align="margins"/>
    </style:style>
    <style:style style:name="Table40.A" style:family="table-column">
      <style:table-column-properties style:column-width="4.5in" style:rel-column-width="65535*"/>
    </style:style>
    <style:style style:name="Table40.A1" style:family="table-cell">
      <style:table-cell-properties fo:padding="0.0382in" fo:border="0.5pt solid #000000"/>
    </style:style>
    <style:style style:name="Table41" style:family="table">
      <style:table-properties style:width="4.5in" table:align="margins"/>
    </style:style>
    <style:style style:name="Table41.A" style:family="table-column">
      <style:table-column-properties style:column-width="4.5in" style:rel-column-width="65535*"/>
    </style:style>
    <style:style style:name="Table41.A1" style:family="table-cell">
      <style:table-cell-properties fo:padding="0.0382in" fo:border="0.5pt solid #000000"/>
    </style:style>
    <style:style style:name="Table42" style:family="table">
      <style:table-properties style:width="4.5in" table:align="margins"/>
    </style:style>
    <style:style style:name="Table42.A" style:family="table-column">
      <style:table-column-properties style:column-width="4.5in" style:rel-column-width="65535*"/>
    </style:style>
    <style:style style:name="Table42.A1" style:family="table-cell">
      <style:table-cell-properties fo:padding="0.0382in" fo:border="0.5pt solid #000000"/>
    </style:style>
    <style:style style:name="Table43" style:family="table">
      <style:table-properties style:width="4.5in" table:align="margins"/>
    </style:style>
    <style:style style:name="Table43.A" style:family="table-column">
      <style:table-column-properties style:column-width="4.5in" style:rel-column-width="65535*"/>
    </style:style>
    <style:style style:name="Table43.A1" style:family="table-cell">
      <style:table-cell-properties fo:padding="0.0382in" fo:border="0.5pt solid #000000"/>
    </style:style>
    <style:style style:name="Table47" style:family="table">
      <style:table-properties style:width="4.5in" table:align="margins"/>
    </style:style>
    <style:style style:name="Table47.A" style:family="table-column">
      <style:table-column-properties style:column-width="4.5in" style:rel-column-width="65535*"/>
    </style:style>
    <style:style style:name="Table47.A1" style:family="table-cell">
      <style:table-cell-properties fo:padding="0.0382in" fo:border="0.05pt solid #000000"/>
    </style:style>
    <style:style style:name="Table48" style:family="table">
      <style:table-properties style:width="4.5in" table:align="margins"/>
    </style:style>
    <style:style style:name="Table48.A" style:family="table-column">
      <style:table-column-properties style:column-width="4.5in" style:rel-column-width="65535*"/>
    </style:style>
    <style:style style:name="Table48.A1" style:family="table-cell">
      <style:table-cell-properties fo:padding="0.0382in" fo:border="0.05pt solid #000000"/>
    </style:style>
    <style:style style:name="Table12" style:family="table">
      <style:table-properties style:width="4.5in" table:align="margins"/>
    </style:style>
    <style:style style:name="Table12.A" style:family="table-column">
      <style:table-column-properties style:column-width="4.5in" style:rel-column-width="65535*"/>
    </style:style>
    <style:style style:name="Table12.A1" style:family="table-cell">
      <style:table-cell-properties fo:padding="0.0382in" fo:border="0.05pt solid #000000"/>
    </style:style>
    <style:style style:name="Table22" style:family="table">
      <style:table-properties style:width="4.5in" table:align="margins"/>
    </style:style>
    <style:style style:name="Table22.A" style:family="table-column">
      <style:table-column-properties style:column-width="4.5in" style:rel-column-width="65535*"/>
    </style:style>
    <style:style style:name="Table22.A1" style:family="table-cell">
      <style:table-cell-properties fo:padding="0.0382in" fo:border="0.05pt solid #000000"/>
    </style:style>
    <style:style style:name="Table28" style:family="table">
      <style:table-properties style:width="4.5in" table:align="margins"/>
    </style:style>
    <style:style style:name="Table28.A" style:family="table-column">
      <style:table-column-properties style:column-width="4.5in" style:rel-column-width="65535*"/>
    </style:style>
    <style:style style:name="Table28.A1" style:family="table-cell">
      <style:table-cell-properties fo:padding="0.0382in" fo:border="0.05pt solid #000000"/>
    </style:style>
    <style:style style:name="Table10" style:family="table">
      <style:table-properties style:width="4.5in" table:align="margins"/>
    </style:style>
    <style:style style:name="Table10.A" style:family="table-column">
      <style:table-column-properties style:column-width="4.5in" style:rel-column-width="65535*"/>
    </style:style>
    <style:style style:name="Table10.A1" style:family="table-cell">
      <style:table-cell-properties fo:padding="0.0382in" fo:border="0.05pt solid #000000"/>
    </style:style>
    <style:style style:name="Table8" style:family="table">
      <style:table-properties style:width="4.5in" table:align="margins"/>
    </style:style>
    <style:style style:name="Table8.A" style:family="table-column">
      <style:table-column-properties style:column-width="4.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1.6667in" fo:margin-left="1.3063in" fo:margin-right="1.5271in" table:align="margins"/>
    </style:style>
    <style:style style:name="Table9.A" style:family="table-column">
      <style:table-column-properties style:column-width="0.4271in" style:rel-column-width="16780*"/>
    </style:style>
    <style:style style:name="Table9.B" style:family="table-column">
      <style:table-column-properties style:column-width="1.2396in" style:rel-column-width="48755*"/>
    </style:style>
    <style:style style:name="Table9.A1" style:family="table-cell">
      <style:table-cell-properties fo:padding="0in" fo:border="none"/>
    </style:style>
    <style:style style:name="Table59" style:family="table">
      <style:table-properties style:width="4.5in" table:align="margins"/>
    </style:style>
    <style:style style:name="Table59.A" style:family="table-column">
      <style:table-column-properties style:column-width="4.5in" style:rel-column-width="65535*"/>
    </style:style>
    <style:style style:name="Table59.A1" style:family="table-cell">
      <style:table-cell-properties fo:padding="0.0382in" fo:border="0.05pt solid #000000"/>
    </style:style>
    <style:style style:name="Table60" style:family="table">
      <style:table-properties style:width="4.5in" table:align="margins"/>
    </style:style>
    <style:style style:name="Table60.A" style:family="table-column">
      <style:table-column-properties style:column-width="4.5in" style:rel-column-width="65535*"/>
    </style:style>
    <style:style style:name="Table60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start" style:justify-single-word="false"/>
      <style:text-properties style:font-name="Arial" fo:font-size="10pt" officeooo:paragraph-rsid="00116c9f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Arial" fo:font-size="10pt" fo:font-weight="normal" officeooo:rsid="00197c57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Arial" fo:font-size="10pt" style:text-underline-style="none" fo:font-weight="normal" officeooo:rsid="0027b083" officeooo:paragraph-rsid="0028e071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Arial" fo:font-size="10pt" style:text-underline-style="none" fo:font-weight="normal" officeooo:paragraph-rsid="0028e071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Courier New" fo:font-size="10pt" style:font-size-asian="10pt" style:font-size-complex="10pt"/>
    </style:style>
    <style:style style:name="P17" style:family="paragraph" style:parent-style-name="Standard">
      <style:paragraph-properties style:text-autospace="none"/>
      <style:text-properties style:font-name="Courier New" fo:font-size="10pt" style:font-size-asian="10pt" style:font-size-complex="10pt"/>
    </style:style>
    <style:style style:name="P18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20" style:family="paragraph" style:parent-style-name="Standard">
      <style:text-properties style:font-name="Courier New" fo:font-size="16pt" fo:font-weight="normal" style:font-size-asian="16pt" style:font-weight-asian="normal" style:font-size-complex="16pt" style:font-weight-complex="normal"/>
    </style:style>
    <style:style style:name="P21" style:family="paragraph" style:parent-style-name="Standard">
      <style:text-properties fo:color="#000000" loext:opacity="100%" style:font-name="Courier New" fo:font-size="10pt" style:font-size-asian="10pt" style:font-size-complex="10pt"/>
    </style:style>
    <style:style style:name="P22" style:family="paragraph" style:parent-style-name="Standard">
      <style:paragraph-properties style:text-autospace="none"/>
      <style:text-properties fo:color="#000000" loext:opacity="100%" style:font-name="Courier New" fo:font-size="10pt" style:font-size-asian="10pt" style:font-size-complex="10pt"/>
    </style:style>
    <style:style style:name="P23" style:family="paragraph" style:parent-style-name="Standard">
      <style:text-properties fo:color="#000000" loext:opacity="100%"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text-properties style:text-position="0% 100%"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text-position="0% 100%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text-position="0% 100%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text-position="0% 100%"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text-position="0% 100%"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position="0% 100%"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Arial1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use-window-font-color="true" loext:opacity="0%" style:font-name="Courier New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style:text-autospace="none"/>
      <style:text-properties style:use-window-font-color="true" loext:opacity="0%" style:font-name="Courier New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style:text-autospace="none"/>
      <style:text-properties style:use-window-font-color="true" loext:opacity="0%" style:font-name="Courier New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37" style:family="paragraph" style:parent-style-name="Standard">
      <style:paragraph-properties fo:break-before="page"/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P38" style:family="paragraph" style:parent-style-name="Standard">
      <style:paragraph-properties fo:break-before="pag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break-before="pag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40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text-properties style:font-name="Courier New" fo:font-size="10pt" style:font-size-asian="10pt" style:font-size-complex="10pt"/>
    </style:style>
    <style:style style:name="P42" style:family="paragraph" style:parent-style-name="Table_20_Contents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44" style:family="paragraph" style:parent-style-name="Table_20_Contents">
      <style:text-properties style:font-name="Courier New" fo:font-size="9pt" style:font-size-asian="9pt" style:font-size-complex="9pt"/>
    </style:style>
    <style:style style:name="P45" style:family="paragraph" style:parent-style-name="Table_20_Contents">
      <style:text-properties style:use-window-font-color="true" loext:opacity="0%" style:font-name="Courier New" fo:font-size="10pt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7" style:family="paragraph" style:parent-style-name="Default_7e_LT_7e_Gliederung_20_1">
      <style:paragraph-properties fo:margin-left="0in" fo:margin-right="0in" fo:margin-top="0in" fo:margin-bottom="0in" style:contextual-spacing="false" fo:text-indent="0in" style:auto-text-indent="false" style:text-autospace="none">
        <style:tab-stops/>
      </style:paragraph-properties>
      <style:text-properties style:use-window-font-color="true" loext:opacity="0%" style:text-outline="false" style:text-line-through-style="none" style:text-line-through-type="none" style:font-name="Courier New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8" style:family="paragraph" style:parent-style-name="Default_7e_LT_7e_Gliederung_20_1">
      <style:paragraph-properties fo:margin-left="0in" fo:margin-right="0in" fo:margin-top="0in" fo:margin-bottom="0in" style:contextual-spacing="false" fo:text-indent="0in" style:auto-text-indent="false" style:text-autospace="none">
        <style:tab-stops/>
      </style:paragraph-properties>
      <style:text-properties style:use-window-font-color="true" loext:opacity="0%" style:text-outline="false" style:text-line-through-style="none" style:text-line-through-typ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9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50" style:family="paragraph" style:parent-style-name="Standard" style:list-style-name="L1">
      <style:text-properties style:font-name="Arial" fo:font-size="10pt" fo:font-weight="normal" style:font-size-asian="10pt" style:font-weight-asian="normal" style:font-size-complex="10pt" style:font-weight-complex="normal"/>
    </style:style>
    <style:style style:name="P51" style:family="paragraph" style:parent-style-name="Standard" style:list-style-name="L2">
      <style:text-properties style:font-name="Arial" fo:font-size="10pt" fo:font-weight="normal" style:font-size-asian="10pt" style:font-weight-asian="normal" style:font-size-complex="10pt" style:font-weight-complex="normal"/>
    </style:style>
    <style:style style:name="P52" style:family="paragraph" style:parent-style-name="Standard" style:list-style-name="L3">
      <style:text-properties style:font-name="Arial" fo:font-size="10pt" fo:font-weight="normal" style:font-size-asian="10pt" style:font-weight-asian="normal" style:font-size-complex="10pt" style:font-weight-complex="normal"/>
    </style:style>
    <style:style style:name="P53" style:family="paragraph" style:parent-style-name="Standard" style:list-style-name="L4">
      <style:text-properties style:font-name="Arial" fo:font-size="10pt" fo:font-weight="normal" style:font-size-asian="10pt" style:font-weight-asian="normal" style:font-size-complex="10pt" style:font-weight-complex="normal"/>
    </style:style>
    <style:style style:name="P54" style:family="paragraph" style:parent-style-name="Standard" style:list-style-name="L5">
      <style:text-properties style:font-name="Arial" fo:font-size="10pt" fo:font-weight="normal" style:font-size-asian="10pt" style:font-weight-asian="normal" style:font-size-complex="10pt" style:font-weight-complex="normal"/>
    </style:style>
    <style:style style:name="P55" style:family="paragraph" style:parent-style-name="Standard">
      <style:text-properties style:font-name="Arial" fo:font-size="10pt" fo:font-weight="normal" officeooo:rsid="002b5184" officeooo:paragraph-rsid="002b5184" style:font-size-asian="10pt" style:font-weight-asian="normal" style:font-size-complex="10pt" style:font-weight-complex="normal"/>
    </style:style>
    <style:style style:name="P56" style:family="paragraph" style:parent-style-name="Standard">
      <style:text-properties style:font-name="Arial" fo:font-size="10pt" fo:font-weight="normal" officeooo:paragraph-rsid="002b5184" style:font-size-asian="10pt" style:font-weight-asian="normal" style:font-size-complex="10pt" style:font-weight-complex="normal"/>
    </style:style>
    <style:style style:name="P57" style:family="paragraph" style:parent-style-name="Standard">
      <style:text-properties style:font-name="Arial" fo:font-size="10pt" style:text-underline-style="none" fo:font-weight="normal" officeooo:rsid="0028e071" officeooo:paragraph-rsid="0028e071" style:font-size-asian="10pt" style:font-weight-asian="normal" style:font-size-complex="10pt" style:font-weight-complex="normal"/>
    </style:style>
    <style:style style:name="P58" style:family="paragraph" style:parent-style-name="Standard">
      <style:text-properties style:font-name="Arial" fo:font-size="10pt" fo:font-weight="bold" officeooo:paragraph-rsid="002a789c" style:font-size-asian="10pt" style:font-weight-asian="bold" style:font-size-complex="10pt" style:font-weight-complex="bold"/>
    </style:style>
    <style:style style:name="P59" style:family="paragraph" style:parent-style-name="Standard">
      <style:text-properties style:font-name="Courier New" fo:font-size="10pt" fo:font-weight="bold" officeooo:rsid="002a789c" officeooo:paragraph-rsid="002a789c" style:font-size-asian="10pt" style:font-weight-asian="bold" style:font-size-complex="10pt" style:font-weight-complex="bold"/>
    </style:style>
    <style:style style:name="P60" style:family="paragraph" style:parent-style-name="Standard">
      <style:text-properties style:font-name="Courier New" fo:font-size="10pt" fo:font-weight="bold" officeooo:rsid="002b5184" officeooo:paragraph-rsid="002b5184" style:font-size-asian="10pt" style:font-weight-asian="bold" style:font-size-complex="10pt" style:font-weight-complex="bold"/>
    </style:style>
    <style:style style:name="P61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paragraph-rsid="002a789c" style:font-size-asian="10pt" style:font-weight-asian="bold" style:font-size-complex="10pt" style:font-weight-complex="bold"/>
    </style:style>
    <style:style style:name="P62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paragraph-rsid="002b5184" style:font-size-asian="10pt" style:font-weight-asian="bold" style:font-size-complex="10pt" style:font-weight-complex="bold"/>
    </style:style>
    <style:style style:name="P63" style:family="paragraph" style:parent-style-name="Table_20_Contents">
      <style:text-properties style:font-name="Courier New" fo:font-size="10pt" officeooo:paragraph-rsid="002a789c" style:font-size-asian="10pt" style:font-size-complex="10pt"/>
    </style:style>
    <style:style style:name="P64" style:family="paragraph" style:parent-style-name="Table_20_Contents">
      <style:text-properties style:font-name="Courier New" fo:font-size="10pt" fo:font-weight="normal" officeooo:paragraph-rsid="002a789c" style:font-size-asian="10pt" style:font-weight-asian="normal" style:font-size-complex="10pt" style:font-weight-complex="normal"/>
    </style:style>
    <style:style style:name="P65" style:family="paragraph">
      <loext:graphic-properties draw:fill="none" draw:fill-color="#ffffff"/>
      <style:paragraph-properties style:writing-mode="lr-tb"/>
      <style:text-properties style:font-name="Arial"/>
    </style:style>
    <style:style style:name="P66" style:family="paragraph">
      <style:paragraph-properties fo:text-align="center"/>
    </style:style>
    <style:style style:name="P67" style:family="paragraph">
      <loext:graphic-properties draw:opacity="0%"/>
      <style:paragraph-properties fo:text-align="center" style:writing-mode="lr-tb"/>
      <style:text-properties style:font-name="Arial" fo:font-size="16pt"/>
    </style:style>
    <style:style style:name="P68" style:family="paragraph">
      <loext:graphic-properties draw:opacity="0%"/>
      <style:paragraph-properties fo:text-align="center" style:writing-mode="lr-tb"/>
      <style:text-properties style:font-name="Arial"/>
    </style:style>
    <style:style style:name="P69" style:family="paragraph">
      <loext:graphic-properties draw:fill-color="#ffffff"/>
      <style:paragraph-properties fo:text-align="center" style:writing-mode="lr-tb"/>
      <style:text-properties style:font-name="Arial"/>
    </style:style>
    <style:style style:name="T1" style:family="text">
      <style:text-properties officeooo:rsid="00135271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name="Times New Roman" fo:font-style="italic" style:font-style-asian="italic" style:font-style-complex="italic"/>
    </style:style>
    <style:style style:name="T7" style:family="text">
      <style:text-properties style:text-position="super 58%" style:font-name="Arial"/>
    </style:style>
    <style:style style:name="T8" style:family="text">
      <style:text-properties style:text-position="super 58%" fo:font-weight="normal" officeooo:rsid="002a789c" style:font-weight-asian="normal" style:font-weight-complex="normal"/>
    </style:style>
    <style:style style:name="T9" style:family="text">
      <style:text-properties style:text-position="0% 100%"/>
    </style:style>
    <style:style style:name="T10" style:family="text">
      <style:text-properties style:text-position="0% 100%" style:font-name="Times New Roman" fo:font-style="italic" style:font-style-asian="italic" style:font-style-complex="italic"/>
    </style:style>
    <style:style style:name="T11" style:family="text">
      <style:text-properties style:text-position="0% 100%" style:font-name="Courier New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Courier New"/>
    </style:style>
    <style:style style:name="T14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Courier New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8" style:family="text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text-underline-style="none" style:font-style-asian="normal" style:font-style-complex="normal"/>
    </style:style>
    <style:style style:name="T2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a789c" style:font-weight-asian="normal" style:font-weight-complex="normal"/>
    </style:style>
    <style:style style:name="T25" style:family="text">
      <style:text-properties style:font-name="Times New Roman" fo:font-style="italic" style:font-style-asian="italic" style:font-style-complex="italic"/>
    </style:style>
    <style:style style:name="T26" style:family="text">
      <style:text-properties style:text-position="sub 58%" style:font-name="Arial"/>
    </style:style>
    <style:style style:name="T27" style:family="text">
      <style:text-properties officeooo:rsid="001426a9"/>
    </style:style>
    <style:style style:name="T28" style:family="text">
      <style:text-properties officeooo:rsid="001781c0"/>
    </style:style>
    <style:style style:name="T29" style:family="text">
      <style:text-properties officeooo:rsid="00197c57"/>
    </style:style>
    <style:style style:name="T30" style:family="text">
      <style:text-properties officeooo:rsid="001cd02a"/>
    </style:style>
    <style:style style:name="T31" style:family="text">
      <style:text-properties officeooo:rsid="001da695"/>
    </style:style>
    <style:style style:name="T32" style:family="text">
      <style:text-properties officeooo:rsid="001f970e"/>
    </style:style>
    <style:style style:name="T33" style:family="text">
      <style:text-properties officeooo:rsid="00204662"/>
    </style:style>
    <style:style style:name="T34" style:family="text">
      <style:text-properties officeooo:rsid="0020c6ff"/>
    </style:style>
    <style:style style:name="T35" style:family="text">
      <style:text-properties officeooo:rsid="00225408"/>
    </style:style>
    <style:style style:name="T36" style:family="text">
      <style:text-properties officeooo:rsid="00242a73"/>
    </style:style>
    <style:style style:name="T37" style:family="text">
      <style:text-properties officeooo:rsid="0026032f"/>
    </style:style>
    <style:style style:name="T38" style:family="text">
      <style:text-properties officeooo:rsid="0026730a"/>
    </style:style>
    <style:style style:name="T39" style:family="text">
      <style:text-properties officeooo:rsid="0028e071"/>
    </style:style>
    <style:style style:name="T40" style:family="text">
      <style:text-properties officeooo:rsid="002a789c"/>
    </style:style>
    <style:style style:name="T41" style:family="text">
      <style:text-properties officeooo:rsid="002b5184"/>
    </style:style>
    <style:style style:name="T42" style:family="text">
      <style:text-properties style:font-name="Arial" fo:font-size="16pt"/>
    </style:style>
    <style:style style:name="T43" style:family="text">
      <style:text-properties style:text-position="0% 100%" style:font-name="Ari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opacity="0%" draw:textarea-horizontal-align="center" draw:textarea-vertical-align="middle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02in" svg:stroke-color="#ff0000" draw:marker-start-width="0.2in" draw:marker-end="Arrow" draw:marker-end-width="0.1598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402in" svg:stroke-color="#ff0000" draw:marker-start-width="0.2in" draw:marker-end-width="0.2in" draw:opacity="0%" draw:textarea-horizontal-align="center" draw:textarea-vertical-align="middle" fo:padding-top="0.0201in" fo:padding-bottom="0.0201in" fo:padding-left="0.0201in" fo:padding-right="0.0201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402in" svg:stroke-color="#ff0000" draw:marker-start-width="0.2in" draw:marker-end="Arrow" draw:marker-end-width="0.140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402in" svg:stroke-color="#ff0000" draw:marker-start-width="0.2in" draw:marker-end-width="0.2in" draw:fill-color="#ffffff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04. Floating Point Numbers</text:p>
      <text:p text:style-name="P6"/>
      <text:p text:style-name="P6"/>
      <text:p text:style-name="P8">Objectives</text:p>
      <text:list xml:id="list1146577114" text:style-name="L1">
        <text:list-item>
          <text:p text:style-name="P50">Use floating point literals</text:p>
        </text:list-item>
        <text:list-item>
          <text:p text:style-name="P50">Use floating point operators</text:p>
        </text:list-item>
        <text:list-item>
          <text:p text:style-name="P50">Declare floating point variables</text:p>
        </text:list-item>
        <text:list-item>
          <text:p text:style-name="P50">Declare and initialize floating point variables</text:p>
        </text:list-item>
        <text:list-item>
          <text:p text:style-name="P50">Use assignment operator for floating variables</text:p>
        </text:list-item>
        <text:list-item>
          <text:p text:style-name="P50">Use type casting</text:p>
        </text:list-item>
        <text:list-item>
          <text:p text:style-name="P50">Understand automatic type conversion and type promotion</text:p>
          <text:p text:style-name="P50"/>
        </text:list-item>
      </text:list>
      <text:p text:style-name="P6">If you've finished studying the set of notes on integers (both integer values and integer variables) this one should be easy.</text:p>
      <text:p text:style-name="P36">Floats</text:p>
      <text:p text:style-name="P3"/>
      <text:p text:style-name="P6">No, not the A&amp;W kind.</text:p>
      <text:p text:style-name="P6"/>
      <text:p text:style-name="P6">A floating point number is just a number with decimal places (well ... almost). I usually call them floats.</text:p>
      <text:p text:style-name="P6"><draw:rect text:anchor-type="paragraph" draw:z-index="0" draw:name="Shape1" draw:style-name="gr8" draw:text-style-name="P69" svg:width="2.1461in" svg:height="0.365in" svg:x="4.7972in" svg:y="0.0307in"><text:p text:style-name="P66"><text:span text:style-name="T2">1e2 means 1 x 10</text:span><text:span text:style-name="T7">2</text:span><text:span text:style-name="T43"> i.e. 100</text:span></text:p></draw:rect></text:p>
      <text:p text:style-name="P6"><draw:line text:anchor-type="paragraph" draw:z-index="1" draw:name="Shape2" draw:style-name="gr7" draw:text-style-name="P66" svg:x1="4.7972in" svg:y1="0.0898in" svg:x2="2.6709in" svg:y2="0.548in"><text:p/></draw:line>Run this program:</text:p>
      <table:table table:name="Table1" table:style-name="Table1">
        <table:table-column table:style-name="Table1.A"/>
        <table:table-header-rows>
          <table:table-row table:style-name="TableLine1990974438720">
            <table:table-cell table:style-name="Table1.A1" office:value-type="string">
              <text:p text:style-name="P15">std::cout &lt;&lt; 1.2345 &lt;&lt; std::endl</text:p>
              <text:p text:style-name="P15"><text:s text:c="10"/>&lt;&lt; 1e-1 &lt;&lt; std::endl</text:p>
              <text:p text:style-name="P15"><draw:rect text:anchor-type="paragraph" draw:z-index="2" draw:name="Shape3" draw:style-name="gr8" draw:text-style-name="P69" svg:width="1.5453in" svg:height="0.365in" svg:x="4.7591in" svg:y="0.0339in"><text:p text:style-name="P66"><text:span text:style-name="T2">You can use e or E</text:span></text:p></draw:rect><text:s text:c="10"/>&lt;&lt; 1e2 &lt;&lt; std::endl</text:p>
              <text:p text:style-name="P15"><draw:line text:anchor-type="paragraph" draw:z-index="3" draw:name="Shape4" draw:style-name="gr7" draw:text-style-name="P66" svg:x1="4.7591in" svg:y1="0.0429in" svg:x2="2.8307in" svg:y2="0.0429in"><text:p/></draw:line><text:s text:c="10"/>&lt;&lt; 1.2E+3 &lt;&lt; std::endl;</text:p>
            </table:table-cell>
          </table:table-row>
        </table:table-header-rows>
      </table:table>
      <text:p text:style-name="P6"/>
      <text:p text:style-name="P6">Phew! It's good to know that C++ can do decimal places ...</text:p>
      <text:p text:style-name="P6"/>
      <text:p text:style-name="P6">Recall that a <text:span text:style-name="T16">type</text:span> is just a collection of values. For instance <text:span text:style-name="T13">int</text:span> is a type; it includes values such as 0, 5, -3, and 41. </text:p>
      <text:p text:style-name="P6"/>
      <text:p text:style-name="P6">(WARNING: The word “type” has several meanings in Computer Science. The above is one of them. You can usually discern the intended meaning from the context.)</text:p>
      <text:p text:style-name="P6"/>
      <text:p text:style-name="P6">The name of the type of the above values (1.2345,...) is <text:span text:style-name="T14">double</text:span>.</text:p>
      <text:p text:style-name="P6"/>
      <text:p text:style-name="P6">C++ actually understands two different kinds for floats: <text:span text:style-name="T14">float</text:span> and <text:span text:style-name="T14">double</text:span>. Of course mathematically you can have infinitely many decimal places. For instance your math instructor might write this on the board:</text:p>
      <text:p text:style-name="P6"/>
      <text:p text:style-name="P6"><text:tab/>3.333333...</text:p>
      <text:p text:style-name="P6"/>
      <text:p text:style-name="P6">But hey you can't put infinitely many values (the three dots ...) into a computer right?</text:p>
      <text:p text:style-name="P6"/>
      <text:p text:style-name="P6">In the first program above 1.2345 is actually a <text:span text:style-name="T13">double</text:span>. If you want to use a <text:span text:style-name="T13">float</text:span> you write this:</text:p>
      <table:table table:name="Table7" table:style-name="Table7">
        <table:table-column table:style-name="Table7.A"/>
        <table:table-header-rows>
          <table:table-row table:style-name="TableLine1990974456128">
            <table:table-cell table:style-name="Table7.A1" office:value-type="string">
              <text:p text:style-name="P15">std::cout &lt;&lt; 1.2345<text:span text:style-name="T12">f</text:span> &lt;&lt; std::endl</text:p>
              <text:p text:style-name="P15"><text:s text:c="10"/>&lt;&lt; 1e-1<text:span text:style-name="T12">f</text:span> &lt;&lt; std::endl</text:p>
              <text:p text:style-name="P15"><text:s text:c="10"/>&lt;&lt; 1e2<text:span text:style-name="T12">f</text:span> &lt;&lt; std::endl</text:p>
              <text:p text:style-name="P15"><text:s text:c="10"/>&lt;&lt; 1.2E+3<text:span text:style-name="T12">f</text:span> &lt;&lt; std::endl;</text:p>
            </table:table-cell>
          </table:table-row>
        </table:table-header-rows>
      </table:table>
      <text:p text:style-name="P6"/>
      <text:p text:style-name="P6">But why are there two kinds of floating point numbers, the <text:span text:style-name="T13">double</text:span> and the <text:span text:style-name="T13">float</text:span>? Good question!!!</text:p>
      <text:p text:style-name="P6"/>
      <text:p text:style-name="P6">You can be more precise with a <text:span text:style-name="T13">double</text:span> than a <text:span text:style-name="T13">float</text:span>. Furthermore <text:span text:style-name="T13">double</text:span>s represent a wide<text:span text:style-name="T27">r</text:span> range of value than the <text:span text:style-name="T13">float</text:span>s. It's because of this that a <text:span text:style-name="T13">double</text:span> value takes up more memory than a <text:span text:style-name="T13">float </text:span>and operations with <text:span text:style-name="T13">double</text:span>s might be slower than operat<text:span text:style-name="T27">ion</text:span><text:span text:style-name="T38">s </text:span>with <text:span text:style-name="T13">float</text:span>s. <text:s/></text:p>
      <text:p text:style-name="P6"/>
      <text:p text:style-name="P6"><text:soft-page-break/>For this course we will be using mainly the <text:span text:style-name="T13">double</text:span> type.</text:p>
      <text:p text:style-name="P6"/>
      <text:p text:style-name="P6">The notation for doubles using e is called the <text:span text:style-name="T16">scientific notation</text:span>. Although you can write this in this notation</text:p>
      <text:p text:style-name="P6"/>
      <text:p text:style-name="P6"><text:tab/><text:span text:style-name="T13">123.45e3</text:span></text:p>
      <text:p text:style-name="P6"/>
      <text:p text:style-name="P6"><draw:rect text:anchor-type="paragraph" draw:z-index="5" draw:name="Shape5" draw:style-name="gr6" draw:text-style-name="P68" svg:width="2.3543in" svg:height="0.9169in" svg:x="4.7661in" svg:y="0.0307in"><text:p text:style-name="P66"><text:span text:style-name="T2">Number with decimal places.</text:span></text:p><text:p text:style-name="P66"><text:span text:style-name="T2">Usually one digit to the left </text:span></text:p><text:p text:style-name="P66"><text:span text:style-name="T2">of decimal point.</text:span></text:p></draw:rect>it's usually written so it looks like this:</text:p>
      <text:p text:style-name="P6"/>
      <text:p text:style-name="P6"><draw:polyline text:anchor-type="paragraph" draw:z-index="7" draw:name="Shape6" draw:style-name="gr5" draw:text-style-name="P66" svg:width="2.6571in" svg:height="0.4114in" draw:transform="rotate (-2.98416395505991) translate (4.76597222222222in 0.159027777777778in)" svg:viewBox="0 0 6750 1046" draw:points="0,0 6585,1046 6750,5"><text:p/></draw:polyline><text:tab/><text:span text:style-name="T13">1.2345e5</text:span></text:p>
      <text:p text:style-name="P6"/>
      <text:p text:style-name="P6">So ...</text:p>
      <text:p text:style-name="P6"/>
      <text:p text:style-name="P19"><draw:polyline text:anchor-type="paragraph" draw:z-index="8" draw:name="Shape7" draw:style-name="gr5" draw:text-style-name="P66" svg:width="2.2732in" svg:height="0.7413in" draw:transform="rotate (-2.98416395505991) translate (5.02638888888889in 0.580555555555555in)" svg:viewBox="0 0 5775 1884" draw:points="0,0 5775,917 5622,1884"><text:p/></draw:polyline>1.2345e5</text:p>
      <text:p text:style-name="P6"><draw:rect text:anchor-type="paragraph" draw:z-index="6" draw:name="Shape8" draw:style-name="gr6" draw:text-style-name="P68" svg:width="1.8024in" svg:height="0.5587in" svg:x="5.0264in" svg:y="0.0307in"><text:p text:style-name="P66"><text:span text:style-name="T2">This is an integer </text:span></text:p><text:p text:style-name="P66"><text:span text:style-name="T2">(can be negative). </text:span></text:p></draw:rect></text:p>
      <text:p text:style-name="P6"/>
      <text:p text:style-name="P6"/>
      <text:p text:style-name="P6"/>
      <text:p text:style-name="P6">The notation not using e is usually called <text:span text:style-name="T16">fixed-point notation</text:span>.</text:p>
      <text:p text:style-name="P6"/>
      <text:p text:style-name="P6">In these notes, to distinguish between the integer five from the floating point number five I will write </text:p>
      <text:list xml:id="list3614527608" text:style-name="L2">
        <text:list-item>
          <text:p text:style-name="P51">5 for the integer five</text:p>
        </text:list-item>
        <text:list-item>
          <text:p text:style-name="P51">5.0 for the floating point five</text:p>
          <text:p text:style-name="P51"/>
        </text:list-item>
      </text:list>
      <text:p text:style-name="P6"><text:s/></text:p>
      <text:p text:style-name="P6"><text:span text:style-name="T12">Exercises.</text:span> Convert the following to scientific notation. You should check your work with a calculator.</text:p>
      <text:list xml:id="list1887018531" text:style-name="L3">
        <text:list-item>
          <text:p text:style-name="P52">12345.0</text:p>
        </text:list-item>
        <text:list-item>
          <text:p text:style-name="P52">-12345.6789</text:p>
        </text:list-item>
        <text:list-item>
          <text:p text:style-name="P52">0.00001234</text:p>
        </text:list-item>
        <text:list-item>
          <text:p text:style-name="P52">-0.00004564</text:p>
        </text:list-item>
      </text:list>
      <text:p text:style-name="P6"/>
      <text:p text:style-name="P6"/>
      <text:p text:style-name="P6"><text:span text:style-name="T12">Exercise.</text:span> Convert the following numbers from scientific notation to fixed-point notation:</text:p>
      <text:list xml:id="list1906462138" text:style-name="L4">
        <text:list-item>
          <text:p text:style-name="P53">1.23E-3</text:p>
        </text:list-item>
        <text:list-item>
          <text:p text:style-name="P53">123.32e5</text:p>
        </text:list-item>
        <text:list-item>
          <text:p text:style-name="P53">-123.32e-5</text:p>
        </text:list-item>
      </text:list>
      <text:p text:style-name="P36">Operators</text:p>
      <text:p text:style-name="P8"/>
      <text:p text:style-name="P6"/>
      <text:p text:style-name="P6"><text:span text:style-name="T12">Exercise.</text:span> Write a program that displays that sum, difference, product and quotient of 1.1 and 2.2.</text:p>
      <text:p text:style-name="P6"/>
      <text:p text:style-name="P6"/>
      <text:p text:style-name="P6">AHA! You can perform +, –, *, / on floats just like the <text:span text:style-name="T13">int</text:span> type.</text:p>
      <text:p text:style-name="P6"/>
      <text:p text:style-name="P6"/>
      <text:p text:style-name="P6"><text:span text:style-name="T12">Exercise.</text:span> Run this program.</text:p>
      <table:table table:name="Table4" table:style-name="Table4">
        <table:table-column table:style-name="Table4.A"/>
        <table:table-header-rows>
          <table:table-row table:style-name="TableLine1990974446336">
            <table:table-cell table:style-name="Table4.A1" office:value-type="string">
              <text:p text:style-name="P15">std::cout &lt;&lt; 1.1 % 2.2 &lt;&lt; std::endl;</text:p>
            </table:table-cell>
          </table:table-row>
        </table:table-header-rows>
      </table:table>
      <text:p text:style-name="P6">What's the point of this exercise?</text:p>
      <text:p text:style-name="P6"/>
      <text:p text:style-name="P40"/>
      <text:p text:style-name="P6"/>
      <text:p text:style-name="P36">Associativity and <text:span text:style-name="T34">p</text:span>recedence <text:span text:style-name="T34">ru</text:span>les</text:p>
      <text:p text:style-name="P6"/>
      <text:p text:style-name="P6"/>
      <text:p text:style-name="P6">The associativity and precedence rules are exactly the same as those for integer values (with the caveat that <text:span text:style-name="T13">%</text:span> is not defined for floats).</text:p>
      <text:p text:style-name="P6"/>
      <text:p text:style-name="P6">Done! Yeah! :)</text:p>
      <text:p text:style-name="P6"/>
      <text:p text:style-name="P6"><text:span text:style-name="T12">Exercise.</text:span> Which operator is the second to be used for evaluating the following expression:</text:p>
      <text:p text:style-name="P6"/>
      <text:p text:style-name="P6"><text:tab/><text:span text:style-name="T13">1.234 + (3.4562 + 234.23 * 1.2345) / 1.23</text:span></text:p>
      <text:p text:style-name="P15"/>
      <text:p text:style-name="P15"/>
      <text:p text:style-name="P6"><text:span text:style-name="T12">Exercise.</text:span> Which operator is the third to be used for evaluating the following expression:</text:p>
      <text:p text:style-name="P6"/>
      <text:p text:style-name="P15"><text:tab/>(1.234 - 3.4562 + 234.23) - 1.2345 / 1.23</text:p>
      <text:p text:style-name="P38"><text:span text:style-name="T16">Output: </text:span><text:span text:style-name="T14">std::setw()</text:span></text:p>
      <text:p text:style-name="P6"/>
      <text:p text:style-name="P6">The next few sections are some tricks for controlling output.</text:p>
      <text:p text:style-name="P6"/>
      <text:p text:style-name="P6"/>
      <text:p text:style-name="P6"><text:span text:style-name="T12">Exercise.</text:span> Try the following which has nothing to do with floats:</text:p>
      <table:table table:name="Table3" table:style-name="Table3">
        <table:table-column table:style-name="Table3.A"/>
        <table:table-row table:style-name="TableLine1990974449872">
          <table:table-cell table:style-name="Table3.A1" office:value-type="string">
            <text:p text:style-name="P16">#include &lt;iostream&gt;</text:p>
            <text:p text:style-name="P18">#include &lt;iomanip&gt;</text:p>
            <text:p text:style-name="P16"/>
            <text:p text:style-name="P16">int main()</text:p>
            <text:p text:style-name="P16">{</text:p>
            <text:p text:style-name="P16"><text:s text:c="4"/>std::cout &lt;&lt; "ham" &lt;&lt; std::endl;</text:p>
            <text:p text:style-name="P17"><text:s text:c="4"/>std::cout &lt;&lt; <text:span text:style-name="T12">std::setw(5)</text:span> &lt;&lt; "and" &lt;&lt; std::endl;</text:p>
            <text:p text:style-name="P17"><text:s text:c="4"/>std::cout &lt;&lt; "eggs" &lt;&lt; std::endl;</text:p>
            <text:p text:style-name="P17"/>
            <text:p text:style-name="P17"><text:s text:c="4"/>return 0;</text:p>
            <text:p text:style-name="P17">}</text:p>
          </table:table-cell>
        </table:table-row>
      </table:table>
      <text:p text:style-name="P6">Change the 5 to 6 and run the program. Change the 6 to 10 and run it. Change the 6 to 2 and run it. So what does <text:span text:style-name="T13">std::setw()</text:span> do? Remove the line <text:span text:style-name="T13">#include &lt;iomanip&gt;</text:span> and run it. So what must you remember to do whenever you use <text:span text:style-name="T13">std::setw()</text:span>?</text:p>
      <text:p text:style-name="P6"/>
      <text:p text:style-name="P6">An important thing to note is that <text:span text:style-name="T13">std::setw()</text:span> only affects one output value. So in the above example, the width for the <text:span text:style-name="T19">next</text:span> output (i.e. <text:span text:style-name="T13">"eggs"</text:span>) is not affected.</text:p>
      <text:p text:style-name="P6"/>
      <text:p text:style-name="P6"/>
      <text:p text:style-name="P6"><text:span text:style-name="T12">Exercise.</text:span> Change the string <text:span text:style-name="T13">"and"</text:span> in the above program to your favorite integer (example: maybe 42?) and run your program. Change the integer value to a double (say 3.14). Does <text:span text:style-name="T13">std::setw()</text:span> work with integers and doubles?</text:p>
      <text:p text:style-name="P6"/>
      <text:p text:style-name="P6"/>
      <text:p text:style-name="P6">Try this:</text:p>
      <table:table table:name="Table5" table:style-name="Table5">
        <table:table-column table:style-name="Table5.A"/>
        <table:table-row table:style-name="TableLine1990974455856">
          <table:table-cell table:style-name="Table5.A1" office:value-type="string">
            <text:p text:style-name="P16">std::cout &lt;&lt; std::setw(5) &lt;&lt; 2 </text:p>
            <text:p text:style-name="P16"><text:s text:c="10"/>&lt;&lt; std::setw(5) &lt;&lt; 3 &lt;&lt; std::endl;</text:p>
            <text:p text:style-name="P16"><text:s text:c="10"/>&lt;&lt; std::setw(10) &lt;&lt; 1 &lt;&lt; std::endl;</text:p>
          </table:table-cell>
        </table:table-row>
      </table:table>
      <text:p text:style-name="P6">(And what must you do whenever you use <text:span text:style-name="T13">std::setw()</text:span>?) This shows you that you can have multiple width controls in a single <text:span text:style-name="T13">std::cout</text:span> statement.</text:p>
      <text:p text:style-name="P6"/>
      <text:p text:style-name="P6"/>
      <text:p text:style-name="P6"><text:span text:style-name="T12">Exercise.</text:span> Write a program that produces the following output. Do not use the space or the tab character.</text:p>
      <table:table table:name="Table11" table:style-name="Table11">
        <table:table-column table:style-name="Table11.A"/>
        <table:table-row table:style-name="TableLine1990974441984">
          <table:table-cell table:style-name="Table11.A1" office:value-type="string">
            <text:p text:style-name="P41"><text:s text:c="4"/>n <text:s/>n^3</text:p>
            <text:p text:style-name="P41"><text:s text:c="4"/>- <text:s/>---</text:p>
            <text:p text:style-name="P41"><text:s text:c="4"/>0 <text:s text:c="3"/>0</text:p>
            <text:p text:style-name="P41"><text:s text:c="4"/>1 <text:s text:c="3"/>1</text:p>
            <text:p text:style-name="P41"><text:s text:c="4"/>2 <text:s text:c="3"/>8</text:p>
            <text:p text:style-name="P41"><text:s text:c="4"/>3 <text:s text:c="2"/>27</text:p>
          </table:table-cell>
        </table:table-row>
      </table:table>
      <text:p text:style-name="P8"/>
      <text:p text:style-name="P6"><text:soft-page-break/><text:span text:style-name="T12">Exercise.</text:span> Can the integer value used in <text:span text:style-name="T13">std::setw()</text:span> be an integer <text:span text:style-name="T19">variable</text:span><text:span text:style-name="T21"> </text:span>instead? Write a program that works as follows. </text:p>
      <table:table table:name="Table29" table:style-name="Table29">
        <table:table-column table:style-name="Table29.A"/>
        <table:table-row table:style-name="TableLine1990974451776">
          <table:table-cell table:style-name="Table29.A1" office:value-type="string">
            <text:p text:style-name="P15">#include &lt;iostream&gt;</text:p>
            <text:p text:style-name="P15">#include &lt;iomanip&gt;</text:p>
            <text:p text:style-name="P15"/>
            <text:p text:style-name="P16">int main()</text:p>
            <text:p text:style-name="P16">{</text:p>
            <text:p text:style-name="P16"><text:s text:c="4"/>int w = 0;</text:p>
            <text:p text:style-name="P16"><text:s text:c="4"/>std::cout &lt;&lt; "width: ";</text:p>
            <text:p text:style-name="P16"><text:s text:c="4"/>std::cin &gt;&gt; w;</text:p>
            <text:p text:style-name="P17"><text:s text:c="4"/>std::cout &lt;&lt; <text:span text:style-name="T23">std::setw(</text:span><text:span text:style-name="T12">w</text:span><text:span text:style-name="T23">)</text:span> &lt;&lt; 1 &lt;&lt; std::endl;</text:p>
            <text:p text:style-name="P17"/>
            <text:p text:style-name="P17"><text:s text:c="4"/>return 0;</text:p>
            <text:p text:style-name="P17">}</text:p>
          </table:table-cell>
        </table:table-row>
      </table:table>
      <text:p text:style-name="P6">Run this program entering different values for w.</text:p>
      <text:p text:style-name="P6"/>
      <text:p text:style-name="P6"/>
      <text:p text:style-name="P6"><text:span text:style-name="T12">Exercise.</text:span> What happens when the width set is too small for the value to be printed? Does C++ chop off (truncate) the value so that it fits? Do this experiment: set the width to 3 and print <text:span text:style-name="T13">"hello"</text:span><text:span text:style-name="T2">.</text:span></text:p>
      <text:p text:style-name="P6"/>
      <text:p text:style-name="P36">Output: <text:span text:style-name="T13">std::setfill()</text:span></text:p>
      <text:p text:style-name="P6"/>
      <text:p text:style-name="P6">The next set of exercises have to do with <text:span text:style-name="T13">std::setfill()</text:span>. Remember that the h character is written <text:span text:style-name="T13">'h'</text:span>.</text:p>
      <text:p text:style-name="P6"/>
      <text:p text:style-name="P6"/>
      <text:p text:style-name="P6"><text:span text:style-name="T12">Exercise.</text:span> Run this program:</text:p>
      <table:table table:name="Table16" table:style-name="Table16">
        <table:table-column table:style-name="Table16.A"/>
        <table:table-row table:style-name="TableLine1990974456944">
          <table:table-cell table:style-name="Table16.A1" office:value-type="string">
            <text:p text:style-name="P21">#include &lt;iostream&gt;</text:p>
            <text:p text:style-name="P22">#include &lt;iomanip&gt;</text:p>
            <text:p text:style-name="P22"/>
            <text:p text:style-name="P22">int main()</text:p>
            <text:p text:style-name="P22">{</text:p>
            <text:p text:style-name="P22"><text:s text:c="4"/>std::cout &lt;&lt; std::setfill('*')</text:p>
            <text:p text:style-name="P22"><text:s text:c="14"/>&lt;&lt; std::setw(3) &lt;&lt; 1 &lt;&lt; '\n' </text:p>
            <text:p text:style-name="P22"><text:s text:c="14"/>&lt;&lt; std::setw(5) &lt;&lt; 1 &lt;&lt; std::endl;</text:p>
            <text:p text:style-name="P22"/>
            <text:p text:style-name="P22"><text:s text:c="4"/>std::cout &lt;&lt; std::setfill('$')</text:p>
            <text:p text:style-name="P22"><text:s text:c="14"/>&lt;&lt; std::setw(3) &lt;&lt; 1 &lt;&lt; '\n'</text:p>
            <text:p text:style-name="P22"><text:s text:c="14"/>&lt;&lt; std::setw(5) &lt;&lt; 1 &lt;&lt; std::endl;</text:p>
            <text:p text:style-name="P22"/>
            <text:p text:style-name="P22"><text:s text:c="4"/>std::cout &lt;&lt; std::setfill(' ')</text:p>
            <text:p text:style-name="P22"><text:s text:c="14"/>&lt;&lt; std::setw(3) &lt;&lt; 1 &lt;&lt; '\n' </text:p>
            <text:p text:style-name="P22"><text:s text:c="14"/>&lt;&lt; std::setw(5) &lt;&lt; 1 &lt;&lt; std::endl; </text:p>
            <text:p text:style-name="P22"><text:tab/></text:p>
            <text:p text:style-name="P22"><text:s text:c="4"/>return 0;</text:p>
            <text:p text:style-name="P22">}</text:p>
          </table:table-cell>
        </table:table-row>
      </table:table>
      <text:p text:style-name="P6">What does <text:span text:style-name="T13">std::setfill()</text:span> do? (Duh)</text:p>
      <text:p text:style-name="P6"/>
      <text:p text:style-name="P6"/>
      <text:p text:style-name="P6"><text:span text:style-name="T12">Exercise.</text:span> Write a program that produces the following output. You are only allowed to press the # key once in your program!!!</text:p>
      <table:table table:name="Table17" table:style-name="Table17">
        <table:table-column table:style-name="Table17.A"/>
        <table:table-row table:style-name="TableLine1990974453952">
          <table:table-cell table:style-name="Table17.A1" office:value-type="string">
            <text:p text:style-name="P45">##########</text:p>
            <text:p text:style-name="P45">##########</text:p>
            <text:p text:style-name="P45">##########</text:p>
            <text:p text:style-name="P45">##########</text:p>
          </table:table-cell>
        </table:table-row>
      </table:table>
      <text:p text:style-name="P6"/>
      <text:p text:style-name="P6"/>
      <text:p text:style-name="P36">Output: <text:span text:style-name="T34">j</text:span>ustification</text:p>
      <text:p text:style-name="P3"/>
      <text:p text:style-name="P6">Try this:</text:p>
      <table:table table:name="Table39" table:style-name="Table39">
        <table:table-column table:style-name="Table39.A"/>
        <table:table-row table:style-name="TableLine1990974450416">
          <table:table-cell table:style-name="Table39.A1" office:value-type="string">
            <text:p text:style-name="P21">#include &lt;iostream&gt;</text:p>
            <text:p text:style-name="P21">#include &lt;iomanip&gt;</text:p>
            <text:p text:style-name="P21"/>
            <text:p text:style-name="P21">int main()</text:p>
            <text:p text:style-name="P21">{</text:p>
            <text:p text:style-name="P21"><text:s text:c="4"/>std::cout &lt;&lt; std::left</text:p>
            <text:p text:style-name="P21"><text:s text:c="14"/>&lt;&lt; std::setw(3) &lt;&lt; 1 &lt;&lt; '\n' </text:p>
            <text:p text:style-name="P21"><text:s text:c="14"/>&lt;&lt; std::setw(5) &lt;&lt; 1 &lt;&lt; std::endl;</text:p>
            <text:p text:style-name="P21"><text:tab/></text:p>
            <text:p text:style-name="P21"><text:s text:c="4"/>return 0;</text:p>
            <text:p text:style-name="P21">}</text:p>
          </table:table-cell>
        </table:table-row>
      </table:table>
      <text:p text:style-name="P6"/>
      <text:p text:style-name="P6">Now try this:</text:p>
      <table:table table:name="Table49" table:style-name="Table49">
        <table:table-column table:style-name="Table49.A"/>
        <table:table-row table:style-name="TableLine1990974454496">
          <table:table-cell table:style-name="Table49.A1" office:value-type="string">
            <text:p text:style-name="P21">#include &lt;iostream&gt;</text:p>
            <text:p text:style-name="P21">#include &lt;iomanip&gt;</text:p>
            <text:p text:style-name="P21"/>
            <text:p text:style-name="P21">int main()</text:p>
            <text:p text:style-name="P21">{</text:p>
            <text:p text:style-name="P21"><text:s text:c="4"/>std::cout &lt;&lt; std::left</text:p>
            <text:p text:style-name="P21"><text:s text:c="14"/>&lt;&lt; std::setw(3) &lt;&lt; 1 &lt;&lt; '\n'</text:p>
            <text:p text:style-name="P21"><text:s text:c="14"/>&lt;&lt; std::setw(5) &lt;&lt; 1 &lt;&lt; std::endl;</text:p>
            <text:p text:style-name="P21"/>
            <text:p text:style-name="P21"><text:s text:c="4"/>std::cout &lt;&lt; std::right</text:p>
            <text:p text:style-name="P21"><text:s text:c="14"/>&lt;&lt; std::setw(3) &lt;&lt; 1 &lt;&lt; '\n'</text:p>
            <text:p text:style-name="P21"><text:s text:c="14"/>&lt;&lt; std::setw(5) &lt;&lt; 1 &lt;&lt; std::endl;</text:p>
            <text:p text:style-name="P21"/>
            <text:p text:style-name="P21"><text:s text:c="4"/>return 0;</text:p>
            <text:p text:style-name="P21">}</text:p>
          </table:table-cell>
        </table:table-row>
      </table:table>
      <text:p text:style-name="P6"/>
      <text:p text:style-name="P6">Enough said.</text:p>
      <text:p text:style-name="P8"/>
      <text:p text:style-name="P6">Notice that once you do one <text:span text:style-name="T13">std::right</text:span> for right justification like this:</text:p>
      <table:table table:name="Table54" table:style-name="Table54">
        <table:table-column table:style-name="Table54.A"/>
        <table:table-row table:style-name="TableLine1990974455040">
          <table:table-cell table:style-name="Table54.A1" office:value-type="string">
            <text:p text:style-name="P21">std::cout &lt;&lt; std::right;</text:p>
            <text:p text:style-name="P21"><text:s text:c="10"/>&lt;&lt; std::setw(3) &lt;&lt; 1 &lt;&lt; '\n'</text:p>
            <text:p text:style-name="P21"><text:s text:c="10"/>&lt;&lt; std::setw(5) &lt;&lt; 1 &lt;&lt; std::endl;</text:p>
          </table:table-cell>
        </table:table-row>
      </table:table>
      <text:p text:style-name="P6">it will be in effect until you change to left justification.</text:p>
      <text:p text:style-name="P8"/>
      <text:p text:style-name="P8"/>
      <text:p text:style-name="P15"><text:span text:style-name="T3">Exercise. </text:span><text:span text:style-name="T2">Run this program</text:span></text:p>
      <table:table table:name="Table50" table:style-name="Table50">
        <table:table-column table:style-name="Table50.A"/>
        <table:table-row table:style-name="TableLine1990974446608">
          <table:table-cell table:style-name="Table50.A1" office:value-type="string">
            <text:p text:style-name="P21">#include &lt;iostream&gt;</text:p>
            <text:p text:style-name="P21">#include &lt;iomanip&gt;</text:p>
            <text:p text:style-name="P21"/>
            <text:p text:style-name="P21">int main()</text:p>
            <text:p text:style-name="P21">{</text:p>
            <text:p text:style-name="P21"><text:s text:c="4"/>std::cout &lt;&lt; std::left;</text:p>
            <text:p text:style-name="P21"><text:s text:c="4"/>std::cout &lt;&lt; '&lt;' &lt;&lt; 1 &lt;&lt; '&gt;' &lt;&lt; std::endl; </text:p>
            <text:p text:style-name="P21"><text:s text:c="4"/>std::cout &lt;&lt; std::right;</text:p>
            <text:p text:style-name="P21"><text:s text:c="4"/>std::cout &lt;&lt; '&lt;' &lt;&lt; 1 &lt;&lt; '&gt;' &lt;&lt; std::endl; </text:p>
            <text:p text:style-name="P21"><text:soft-page-break/><text:tab/></text:p>
            <text:p text:style-name="P21"><text:s text:c="4"/>return 0;</text:p>
            <text:p text:style-name="P21">}</text:p>
          </table:table-cell>
        </table:table-row>
      </table:table>
      <text:p text:style-name="P6">and you get</text:p>
      <table:table table:name="Table51" table:style-name="Table51">
        <table:table-column table:style-name="Table51.A"/>
        <table:table-row table:style-name="TableLine1990974446064">
          <table:table-cell table:style-name="Table51.A1" office:value-type="string">
            <text:p text:style-name="P21">&lt;1&gt;</text:p>
            <text:p text:style-name="P21">&lt;1&gt;</text:p>
          </table:table-cell>
        </table:table-row>
      </table:table>
      <text:p text:style-name="P6">Insert two <text:span text:style-name="T13">&lt;&lt; std::setw(10)</text:span> into the code so the you get the following output:</text:p>
      <table:table table:name="Table52" table:style-name="Table52">
        <table:table-column table:style-name="Table52.A"/>
        <table:table-row table:style-name="TableLine1990974447696">
          <table:table-cell table:style-name="Table52.A1" office:value-type="string">
            <text:p text:style-name="P21">&lt;1 <text:s text:c="8"/>&gt;</text:p>
            <text:p text:style-name="P21">&lt; <text:s text:c="8"/>1&gt;</text:p>
          </table:table-cell>
        </table:table-row>
      </table:table>
      <text:p text:style-name="P8"/>
      <text:p text:style-name="P8"/>
      <text:p text:style-name="P23">Here's another example. Run this program and study the code and the output yourself:</text:p>
      <table:table table:name="Table55" table:style-name="Table55">
        <table:table-column table:style-name="Table55.A"/>
        <table:table-row table:style-name="TableLine1990974442256">
          <table:table-cell table:style-name="Table55.A1" office:value-type="string">
            <text:p text:style-name="P44">#include &lt;iostream&gt;</text:p>
            <text:p text:style-name="P44">#include &lt;iomanip&gt;</text:p>
            <text:p text:style-name="P44"/>
            <text:p text:style-name="P44">int main()</text:p>
            <text:p text:style-name="P44">{</text:p>
            <text:p text:style-name="P44"><text:s text:c="4"/>std::cout &lt;&lt; std::left &lt;&lt; std::setw(12) &lt;&lt; "January"</text:p>
            <text:p text:style-name="P44"><text:s text:c="14"/>&lt;&lt; '$'</text:p>
            <text:p text:style-name="P44"><text:s text:c="14"/>&lt;&lt; std::right &lt;&lt; std::setw(10) &lt;&lt; 123.45 </text:p>
            <text:p text:style-name="P44"><text:s text:c="14"/>&lt;&lt; std::endl; </text:p>
            <text:p text:style-name="P44"/>
            <text:p text:style-name="P44"><text:s text:c="4"/>std::cout &lt;&lt; std::left &lt;&lt; std::setw(12) &lt;&lt; "February"</text:p>
            <text:p text:style-name="P44"><text:s text:c="14"/>&lt;&lt; '$'</text:p>
            <text:p text:style-name="P44"><text:s text:c="14"/>&lt;&lt; std::right &lt;&lt; std::setw(10) &lt;&lt; 23.45 </text:p>
            <text:p text:style-name="P44"><text:s text:c="14"/>&lt;&lt; std::endl; </text:p>
            <text:p text:style-name="P44"/>
            <text:p text:style-name="P44"><text:s text:c="4"/>std::cout &lt;&lt; std::left &lt;&lt; std::setw(12) &lt;&lt; "March"</text:p>
            <text:p text:style-name="P44"><text:s text:c="14"/>&lt;&lt; '$'</text:p>
            <text:p text:style-name="P44"><text:s text:c="14"/>&lt;&lt; std::right &lt;&lt; std::setw(10) &lt;&lt; 3.45 </text:p>
            <text:p text:style-name="P44"><text:s text:c="14"/>&lt;&lt; std::endl; </text:p>
            <text:p text:style-name="P44"><text:tab/></text:p>
            <text:p text:style-name="P44"><text:s text:c="4"/>return 0;</text:p>
            <text:p text:style-name="P44">}</text:p>
          </table:table-cell>
        </table:table-row>
      </table:table>
      <text:p text:style-name="P24"/>
      <text:p text:style-name="P8"/>
      <text:p text:style-name="P15"><text:span text:style-name="T3">Exercise. <text:s/></text:span><text:span text:style-name="T2">Modify the program</text:span><text:span text:style-name="T3"> </text:span></text:p>
      <table:table table:name="Table53" table:style-name="Table53">
        <table:table-column table:style-name="Table53.A"/>
        <table:table-row table:style-name="TableLine1990974443344">
          <table:table-cell table:style-name="Table53.A1" office:value-type="string">
            <text:p text:style-name="P44">#include &lt;iostream&gt;</text:p>
            <text:p text:style-name="P44">#include &lt;iomanip&gt;</text:p>
            <text:p text:style-name="P44"/>
            <text:p text:style-name="P44">int main()</text:p>
            <text:p text:style-name="P44">{</text:p>
            <text:p text:style-name="P44"><text:s text:c="4"/>std::cout &lt;&lt; std::left &lt;&lt; std::setw(12) &lt;&lt; "January"</text:p>
            <text:p text:style-name="P44"><text:s text:c="14"/>&lt;&lt; '$'</text:p>
            <text:p text:style-name="P44"><text:s text:c="14"/>&lt;&lt; std::right &lt;&lt; std::setw(10) &lt;&lt; 123.45 </text:p>
            <text:p text:style-name="P44"><text:s text:c="14"/>&lt;&lt; std::endl; </text:p>
            <text:p text:style-name="P44"/>
            <text:p text:style-name="P44"><text:s text:c="4"/>std::cout &lt;&lt; std::left &lt;&lt; std::setw(12) &lt;&lt; "February"</text:p>
            <text:p text:style-name="P44"><text:s text:c="14"/>&lt;&lt; '$'</text:p>
            <text:p text:style-name="P44"><text:s text:c="14"/>&lt;&lt; std::right &lt;&lt; std::setw(10) &lt;&lt; 23.45 </text:p>
            <text:p text:style-name="P44"><text:s text:c="14"/>&lt;&lt; std::endl; </text:p>
            <text:p text:style-name="P44"/>
            <text:p text:style-name="P44"><text:s text:c="4"/>std::cout &lt;&lt; std::left &lt;&lt; std::setw(12) &lt;&lt; "March"</text:p>
            <text:p text:style-name="P44"><text:s text:c="14"/>&lt;&lt; '$'</text:p>
            <text:p text:style-name="P44"><text:soft-page-break/><text:s text:c="14"/>&lt;&lt; std::right &lt;&lt; std::setw(10) &lt;&lt; 3.45 </text:p>
            <text:p text:style-name="P44"><text:s text:c="14"/>&lt;&lt; std::endl; </text:p>
            <text:p text:style-name="P44"><text:tab/></text:p>
            <text:p text:style-name="P44"><text:s text:c="4"/>return 0;</text:p>
            <text:p text:style-name="P44">}</text:p>
          </table:table-cell>
        </table:table-row>
      </table:table>
      <text:p text:style-name="P6">so that you get this output:</text:p>
      <table:table table:name="Table56" table:style-name="Table56">
        <table:table-column table:style-name="Table56.A"/>
        <table:table-row table:style-name="TableLine1990974449056">
          <table:table-cell table:style-name="Table56.A1" office:value-type="string">
            <text:p text:style-name="P41">January <text:s text:c="4"/>$....123.45</text:p>
            <text:p text:style-name="P41">February <text:s text:c="3"/>$.....23.45</text:p>
            <text:p text:style-name="P41">March <text:s text:c="6"/>$......3.45</text:p>
          </table:table-cell>
        </table:table-row>
      </table:table>
      <text:p text:style-name="P6"/>
      <text:p text:style-name="P6"/>
      <text:p text:style-name="P6"/>
      <text:p text:style-name="P39"><text:span text:style-name="T2">Output: </text:span>std::fixed<text:span text:style-name="T2"> and</text:span> std::scientific</text:p>
      <text:p text:style-name="P6"/>
      <text:p text:style-name="P6">Because there are two formats for <text:span text:style-name="T13">double</text:span>s (example: 123.456 is the same as 1.23456e2) <text:s/>sometimes you want to force C++ to choose a particular format. </text:p>
      <text:p text:style-name="P6"/>
      <text:p text:style-name="P6">Try this:</text:p>
      <table:table table:name="Table19" table:style-name="Table19">
        <table:table-column table:style-name="Table19.A"/>
        <table:table-row table:style-name="TableLine1990974450960">
          <table:table-cell table:style-name="Table19.A1" office:value-type="string">
            <text:p text:style-name="P21">#include &lt;iostream&gt;</text:p>
            <text:p text:style-name="P22">#include &lt;iomanip&gt;</text:p>
            <text:p text:style-name="P22"/>
            <text:p text:style-name="P22">int main()</text:p>
            <text:p text:style-name="P22">{</text:p>
            <text:p text:style-name="P22"><text:tab/>std::cout &lt;&lt; 0.00001 &lt;&lt; std::endl;</text:p>
            <text:p text:style-name="P22"><text:tab/>std::cout &lt;&lt; 0.00002 &lt;&lt; std::endl;</text:p>
            <text:p text:style-name="P22"/>
            <text:p text:style-name="P22"><text:tab/>std::cout &lt;&lt; std::fixed;</text:p>
            <text:p text:style-name="P22"><text:tab/>std::cout &lt;&lt; 0.00001 &lt;&lt; std::endl;</text:p>
            <text:p text:style-name="P22"><text:tab/>std::cout &lt;&lt; 0.00002 &lt;&lt; std::endl;</text:p>
            <text:p text:style-name="P22"/>
            <text:p text:style-name="P22"><text:tab/>std::cout &lt;&lt; std::scientific;</text:p>
            <text:p text:style-name="P22"><text:tab/>std::cout &lt;&lt; 0.00001 &lt;&lt; std::endl;</text:p>
            <text:p text:style-name="P22"><text:tab/>std::cout &lt;&lt; 0.00002 &lt;&lt; std::endl;</text:p>
            <text:p text:style-name="P22"><text:tab/></text:p>
            <text:p text:style-name="P22"><text:tab/>return 0;</text:p>
            <text:p text:style-name="P22">}</text:p>
          </table:table-cell>
        </table:table-row>
      </table:table>
      <text:p text:style-name="P6"/>
      <text:p text:style-name="P38"><text:span text:style-name="T16">Output: </text:span><text:span text:style-name="T14">std::setprecision()</text:span></text:p>
      <text:p text:style-name="P6"/>
      <text:p text:style-name="P6">First run this:</text:p>
      <table:table table:name="Table18" table:style-name="Table18">
        <table:table-column table:style-name="Table18.A"/>
        <table:table-row table:style-name="TableLine1990974446880">
          <table:table-cell table:style-name="Table18.A1" office:value-type="string">
            <text:p text:style-name="P21">#include &lt;iostream&gt;</text:p>
            <text:p text:style-name="P22">#include &lt;iomanip&gt;</text:p>
            <text:p text:style-name="P22"/>
            <text:p text:style-name="P22">int main()</text:p>
            <text:p text:style-name="P22">{</text:p>
            <text:p text:style-name="P22"><text:s text:c="4"/>std::cout &lt;&lt; std::setprecision(3);</text:p>
            <text:p text:style-name="P22"><text:s text:c="4"/>std::cout &lt;&lt; std::setw(10) &lt;&lt; 6789 &lt;&lt; std::endl;</text:p>
            <text:p text:style-name="P22"><text:s text:c="4"/>std::cout &lt;&lt; std::setw(10) &lt;&lt; 67.8 &lt;&lt; std::endl;</text:p>
            <text:p text:style-name="P22"><text:s text:c="4"/>std::cout &lt;&lt; std::setw(10) &lt;&lt; 67.89 &lt;&lt; std::endl;</text:p>
            <text:p text:style-name="P22"><text:s text:c="4"/>std::cout &lt;&lt; std::setw(10) &lt;&lt; 678.9 &lt;&lt; std::endl;</text:p>
            <text:p text:style-name="P22"><text:tab/></text:p>
            <text:p text:style-name="P22"><text:s text:c="4"/>return 0;</text:p>
            <text:p text:style-name="P22">}</text:p>
          </table:table-cell>
        </table:table-row>
      </table:table>
      <text:p text:style-name="P6"/>
      <text:p text:style-name="P6">And also this:</text:p>
      <table:table table:name="Table57" table:style-name="Table57">
        <table:table-column table:style-name="Table57.A"/>
        <table:table-row table:style-name="TableLine1990974451232">
          <table:table-cell table:style-name="Table57.A1" office:value-type="string">
            <text:p text:style-name="P41">#include &lt;iostream&gt;</text:p>
            <text:p text:style-name="P41">#include &lt;iomanip&gt;</text:p>
            <text:p text:style-name="P41"/>
            <text:p text:style-name="P41">int main()</text:p>
            <text:p text:style-name="P41">{</text:p>
            <text:p text:style-name="P41"><text:s text:c="4"/>std::cout &lt;&lt; std::setprecision(3) &lt;&lt; std::fixed;</text:p>
            <text:p text:style-name="P41"><text:s text:c="4"/>std::cout &lt;&lt; std::setw(10) &lt;&lt; 6789 &lt;&lt; std::endl;</text:p>
            <text:p text:style-name="P41"><text:s text:c="4"/>std::cout &lt;&lt; std::setw(10) &lt;&lt; 67.8 &lt;&lt; std::endl;</text:p>
            <text:p text:style-name="P41"><text:s text:c="4"/>std::cout &lt;&lt; std::setw(10) &lt;&lt; 67.89 &lt;&lt; std::endl;</text:p>
            <text:p text:style-name="P41"><text:s text:c="4"/>std::cout &lt;&lt; std::setw(10) &lt;&lt; 678.9 &lt;&lt; std::endl;</text:p>
            <text:p text:style-name="P41"><text:tab/></text:p>
            <text:p text:style-name="P41"><text:s text:c="4"/>return 0;</text:p>
            <text:p text:style-name="P41">}</text:p>
          </table:table-cell>
        </table:table-row>
      </table:table>
      <text:p text:style-name="P6"/>
      <text:p text:style-name="P6">Change the 3 to 6 in the above programs and run the programs again. So ... what does <text:span text:style-name="T13">std::setprecision()</text:span> do?</text:p>
      <text:p text:style-name="P6"/>
      <text:p text:style-name="P6">Note that whereas you need to call <text:span text:style-name="T13">std::setw()</text:span> for each value displayed, note that calling <text:span text:style-name="T13">std::setprecision()</text:span> will affect all the displayed value until you call it again to set the precision to another number.</text:p>
      <text:p text:style-name="P6"/>
      <text:p text:style-name="P6"/>
      <text:p text:style-name="P6"><text:span text:style-name="T12">Exercise.</text:span> Modify the above example by print different doubles of different number of decimal places.</text:p>
      <text:p text:style-name="P6"/>
      <text:p text:style-name="P6"/>
      <text:p text:style-name="P6"><text:span text:style-name="T12">Exercise.</text:span> Do the same experiment as above but with printing set to scientific mode.</text:p>
      <table:table table:name="Table34" table:style-name="Table34">
        <table:table-column table:style-name="Table34.A"/>
        <table:table-row table:style-name="TableLine1990974465648">
          <table:table-cell table:style-name="Table34.A1" office:value-type="string">
            <text:p text:style-name="P21">#include &lt;iostream&gt;</text:p>
            <text:p text:style-name="P22">#include &lt;iomanip&gt;</text:p>
            <text:p text:style-name="P22"/>
            <text:p text:style-name="P22">int main()</text:p>
            <text:p text:style-name="P22">{</text:p>
            <text:p text:style-name="P22"><text:soft-page-break/><text:s text:c="4"/>std::cout &lt;&lt; std::setprecision(3) </text:p>
            <text:p text:style-name="P22"><text:s text:c="14"/>&lt;&lt; std::scientific;</text:p>
            <text:p text:style-name="P22"><text:s text:c="4"/>std::cout &lt;&lt; std::setw(10) &lt;&lt; 6789 &lt;&lt; std::endl;</text:p>
            <text:p text:style-name="P22"><text:s text:c="4"/>std::cout &lt;&lt; std::setw(10) &lt;&lt; 67.8 &lt;&lt; std::endl;</text:p>
            <text:p text:style-name="P22"><text:s text:c="4"/>std::cout &lt;&lt; std::setw(10) &lt;&lt; 67.89 &lt;&lt; std::endl;</text:p>
            <text:p text:style-name="P22"><text:s text:c="4"/>std::cout &lt;&lt; std::setw(10) &lt;&lt; 678.9 &lt;&lt; std::endl;</text:p>
            <text:p text:style-name="P22"><text:tab/></text:p>
            <text:p text:style-name="P22"><text:s text:c="4"/>return 0;</text:p>
            <text:p text:style-name="P22">}</text:p>
          </table:table-cell>
        </table:table-row>
      </table:table>
      <text:p text:style-name="P6">Get it? You might want to modify the precision and the <text:span text:style-name="T13">double</text:span>s being printed.</text:p>
      <text:p text:style-name="P6"/>
      <text:p text:style-name="P6"/>
      <text:p text:style-name="P6"><text:span text:style-name="T12">Exercise.</text:span> Can you use a variable when specifying the precision? <text:s/></text:p>
      <text:p text:style-name="P36">Double variables</text:p>
      <text:p text:style-name="P6"/>
      <text:p text:style-name="P6"/>
      <text:p text:style-name="P6">Warning: Incoming warm-up ...</text:p>
      <text:p text:style-name="P6"/>
      <text:p text:style-name="P6"/>
      <text:p text:style-name="P6"><text:span text:style-name="T12">Exercise.</text:span> Declare a <text:span text:style-name="T13">double</text:span> variable <text:span text:style-name="T13">x</text:span> with an initial value of 0.0. Print the value of <text:span text:style-name="T13">x</text:span>. Run the program and make sure it works. Now fill in the blank:</text:p>
      <text:p text:style-name="P6"/>
      <text:p text:style-name="P20"><text:tab/>_________ x = __________;</text:p>
      <text:p text:style-name="P20"/>
      <text:p text:style-name="P6"/>
      <text:p text:style-name="P6"><text:span text:style-name="T12">Exercise.</text:span> Using the previous program, declare a <text:span text:style-name="T13">double</text:span> variable called <text:span text:style-name="T13">pi</text:span> with an initial value of 3.14159. Print the value of <text:span text:style-name="T13">pi</text:span>.</text:p>
      <text:p text:style-name="P6"/>
      <text:p text:style-name="P8"/>
      <text:p text:style-name="P6">It's always a good practice to initialize your variables. If you <text:span text:style-name="T28">do </text:span>not have a value in mind, the default choice is <text:span text:style-name="T13">0.0</text:span>.</text:p>
      <text:p text:style-name="P7"/>
      <text:p text:style-name="P6"/>
      <text:p text:style-name="P6"><text:span text:style-name="T12">Exercise.</text:span> Declare two <text:span text:style-name="T13">double</text:span> variables <text:span text:style-name="T13">x</text:span> and <text:span text:style-name="T13">y</text:span>, initializing their values to 1.2 and 3.4 respectively. Print their sum, difference, product and quotient. (Yes, I haven't shown you how to get C++ to compute the sum, difference, product and quotient of <text:span text:style-name="T15">double</text:span> variables. But you do know how to <text:span text:style-name="T34">do </text:span>the sum, difference, product and quotient of <text:span text:style-name="T15">int</text:span>s. So make a guess.)</text:p>
      <text:p text:style-name="P6"/>
      <text:p text:style-name="P6"/>
      <text:p text:style-name="P6"/>
      <text:p text:style-name="P36">Double <text:span text:style-name="T35">i</text:span>nput (<text:span text:style-name="T35">c</text:span>onsole <text:span text:style-name="T35">w</text:span>indow)</text:p>
      <text:p text:style-name="P3"/>
      <text:p text:style-name="P3"/>
      <text:p text:style-name="P6"><text:span text:style-name="T12">Exercise.</text:span> Be brave. You can do it. Write a program that prompts the user for two floating point numbers (use <text:span text:style-name="T13">double</text:span>, not <text:span text:style-name="T13">float</text:span>) and then print their sum.</text:p>
      <text:p text:style-name="P6"/>
      <text:p text:style-name="P6"/>
      <text:p text:style-name="P6">That's it for input to floating point variables!!!</text:p>
      <text:p text:style-name="P6"/>
      <text:p text:style-name="P6"/>
      <text:p text:style-name="P6"><text:span text:style-name="T12">Exercise.</text:span> Complete the program above so that it prompts the user for two <text:span text:style-name="T13">double</text:span>s, prompts the user for a display width, prompts the user for the precision, and finally prints the sum with the given width and precision in fixed point format.</text:p>
      <text:p text:style-name="P6"/>
      <text:p text:style-name="P6"/>
      <text:p text:style-name="P6"><text:span text:style-name="T12">Exercise.</text:span> Write a mileage calculator. Here's an execution of the program.</text:p>
      <table:table table:name="Table20" table:style-name="Table20">
        <table:table-column table:style-name="Table20.A"/>
        <table:table-row table:style-name="TableLine1990974462928">
          <table:table-cell table:style-name="Table20.A1" office:value-type="string">
            <text:p text:style-name="P41">***** Mileage calculator *****</text:p>
            <text:p text:style-name="P41">Enter distance travelled (in miles): <text:span text:style-name="T12">1234</text:span></text:p>
            <text:p text:style-name="P41">Enter gas used (in gallons): <text:span text:style-name="T12">12</text:span></text:p>
            <text:p text:style-name="P41">Mileage (miles/gallon): 102.833</text:p>
          </table:table-cell>
        </table:table-row>
      </table:table>
      <text:p text:style-name="P6">(Make sure you choose good variable names.)</text:p>
      <text:p text:style-name="P6"/>
      <text:p text:style-name="P6"/>
      <text:p text:style-name="P6"><text:span text:style-name="T12">Exercise.</text:span> Write an hourly wage calculator. Here's an execut<text:span text:style-name="T29">ion</text:span> of the program.</text:p>
      <table:table table:name="Table46" table:style-name="Table46">
        <table:table-column table:style-name="Table46.A"/>
        <table:table-row table:style-name="TableLine1990974460480">
          <table:table-cell table:style-name="Table46.A1" office:value-type="string">
            <text:p text:style-name="P41">Pay calculator (version 0.1)</text:p>
            <text:p text:style-name="P41">Enter hours: <text:span text:style-name="T12">12.3</text:span></text:p>
            <text:p text:style-name="P41">Enter pay-per-hour (in dollars): <text:span text:style-name="T12">99.88</text:span></text:p>
            <text:p text:style-name="P41">Pay: $1228.52</text:p>
          </table:table-cell>
        </table:table-row>
      </table:table>
      <text:p text:style-name="P6"/>
      <text:p text:style-name="P6"/>
      <text:p text:style-name="P6"><text:span text:style-name="T12">Exercise.</text:span> Write a program that compute the area of a right triangle. Make sure the output is in fixed point mode and with 4 decimal places. <text:s/>Here's an execution of the program:</text:p>
      <table:table table:name="Table33" table:style-name="Table33">
        <table:table-column table:style-name="Table33.A"/>
        <table:table-row table:style-name="TableLine1990974459936">
          <table:table-cell table:style-name="Table33.A1" office:value-type="string">
            <text:p text:style-name="P41">Right triangle area calculator !!!</text:p>
            <text:p text:style-name="P41">Base: <text:span text:style-name="T12">12.345</text:span> </text:p>
            <text:p text:style-name="P41">Height: <text:span text:style-name="T12">23.456</text:span></text:p>
            <text:p text:style-name="P41">The area is 144.7822</text:p>
          </table:table-cell>
        </table:table-row>
      </table:table>
      <text:p text:style-name="P6">Here's another execution:</text:p>
      <table:table table:name="Table58" table:style-name="Table58">
        <table:table-column table:style-name="Table58.A"/>
        <table:table-row table:style-name="TableLine1990974459392">
          <table:table-cell table:style-name="Table58.A1" office:value-type="string">
            <text:p text:style-name="P41">Right triangle area calculator !!!</text:p>
            <text:p text:style-name="P41">Base: <text:span text:style-name="T12">1</text:span></text:p>
            <text:p text:style-name="P41">Height: <text:span text:style-name="T12">2</text:span></text:p>
            <text:p text:style-name="P41">The area is 1.000</text:p>
          </table:table-cell>
        </table:table-row>
      </table:table>
      <text:p text:style-name="P6"/>
      <text:p text:style-name="P6"/>
      <text:p text:style-name="P36">Types</text:p>
      <text:p text:style-name="P6"/>
      <text:p text:style-name="P6">So far you have seen <text:span text:style-name="T18">five</text:span> types of values:</text:p>
      <text:p text:style-name="P6"/>
      <text:p text:style-name="P6">The first is the <text:span text:style-name="T16">C-string</text:span>. For instance <text:span text:style-name="T13">"hello world"</text:span> is a string. The empty string (or null string) is just <text:span text:style-name="T13">"".</text:span></text:p>
      <text:p text:style-name="P6"/>
      <text:p text:style-name="P6">The second type is the <text:span text:style-name="T16">character</text:span>. For instance <text:span text:style-name="T13">'h'</text:span> is a character, so is </text:p>
      <text:p text:style-name="P6"><text:span text:style-name="T13">' '</text:span> (the space)<text:span text:style-name="T13">. </text:span><text:span text:style-name="T2">There are special character such as </text:span><text:span text:style-name="T13">'\n'</text:span><text:span text:style-name="T2">, </text:span><text:span text:style-name="T13">'\t'</text:span><text:span text:style-name="T2">, </text:span><text:span text:style-name="T13">'\"'</text:span><text:span text:style-name="T2">, etc. A C-string is in fact made up of characters.</text:span></text:p>
      <text:p text:style-name="P15"/>
      <text:p text:style-name="P15"><text:span text:style-name="T2">The third is the </text:span><text:span text:style-name="T4">integer</text:span><text:span text:style-name="T2">. For instance 41 is an integer. The C++ name of this type is </text:span>int.</text:p>
      <text:p text:style-name="P15"/>
      <text:p text:style-name="P15"><text:span text:style-name="T2">The fourth and fifth type are both </text:span><text:span text:style-name="T4">floating point types</text:span><text:span text:style-name="T2">. Their C++ names are </text:span>double<text:span text:style-name="T2"> and the </text:span>float.</text:p>
      <text:p text:style-name="P15"/>
      <text:p text:style-name="P6">I haven't given you the C++ names of the <text:span text:style-name="T22">character</text:span> and <text:span text:style-name="T22">C-string</text:span> type yet. We will talk about them later. But just to give you something to play with, try this program:</text:p>
      <table:table table:name="Table6" table:style-name="Table6">
        <table:table-column table:style-name="Table6.A"/>
        <table:table-row table:style-name="TableLine1990974464288">
          <table:table-cell table:style-name="Table6.A1" office:value-type="string">
            <text:p text:style-name="P41">char x = '$';</text:p>
            <text:p text:style-name="P41">char y = '\n';</text:p>
            <text:p text:style-name="P41">char s[100] = <text:span text:style-name="T23">"Frodo lives!";</text:span></text:p>
            <text:p text:style-name="P42">char t[100] = "C++ rules!";</text:p>
            <text:p text:style-name="P42"/>
            <text:p text:style-name="P42">std::cout &lt;&lt; x &lt;&lt; std::endl</text:p>
            <text:p text:style-name="P42"><text:s text:c="10"/>&lt;&lt; y &lt;&lt; std::endl</text:p>
            <text:p text:style-name="P42"><text:s text:c="10"/>&lt;&lt; s &lt;&lt; std::endl</text:p>
            <text:p text:style-name="P42"><text:s text:c="10"/>&lt;&lt; t &lt;&lt; std::endl;</text:p>
          </table:table-cell>
        </table:table-row>
      </table:table>
      <text:p text:style-name="P6"/>
      <text:p text:style-name="P6"/>
      <text:p text:style-name="P6"><text:span text:style-name="T12">Exercise.</text:span> You are entirely on your own … be brave … write a program that does this when you run it with this input:</text:p>
      <table:table table:name="Table35" table:style-name="Table35">
        <table:table-column table:style-name="Table35.A"/>
        <table:table-row table:style-name="TableLine1990974464832">
          <table:table-cell table:style-name="Table35.A1" office:value-type="string">
            <text:p text:style-name="P41">what's you fav character? <text:span text:style-name="T12">a</text:span></text:p>
            <text:p text:style-name="P41">a? ... not bad</text:p>
          </table:table-cell>
        </table:table-row>
      </table:table>
      <text:p text:style-name="P6">and this when you run it with this input:</text:p>
      <table:table table:name="Table36" table:style-name="Table36">
        <table:table-column table:style-name="Table36.A"/>
        <table:table-row table:style-name="TableLine1990974458576">
          <table:table-cell table:style-name="Table36.A1" office:value-type="string">
            <text:p text:style-name="P41">what's you fav character? <text:span text:style-name="T12">T</text:span></text:p>
            <text:p text:style-name="P41">T? ... not bad</text:p>
          </table:table-cell>
        </table:table-row>
      </table:table>
      <text:p text:style-name="P6"/>
      <text:p text:style-name="P6"/>
      <text:p text:style-name="P6"><text:span text:style-name="T12">Exercise.</text:span> And now do this … write a program that does this when you run it with this input:</text:p>
      <table:table table:name="Table37" table:style-name="Table37">
        <table:table-column table:style-name="Table37.A"/>
        <table:table-row table:style-name="TableLine1990974466464">
          <table:table-cell table:style-name="Table37.A1" office:value-type="string">
            <text:p text:style-name="P41">i'm c++ ... what's your name? <text:span text:style-name="T12">arthur</text:span></text:p>
            <text:p text:style-name="P41">hi arthur</text:p>
          </table:table-cell>
        </table:table-row>
      </table:table>
      <text:p text:style-name="P6">and this when you run it with this input:</text:p>
      <table:table table:name="Table38" table:style-name="Table38">
        <table:table-column table:style-name="Table38.A"/>
        <table:table-row table:style-name="TableLine1990974461296">
          <table:table-cell table:style-name="Table38.A1" office:value-type="string">
            <text:p text:style-name="P41">i'm c++ ... what's your name? <text:span text:style-name="T12">zaphod</text:span></text:p>
            <text:p text:style-name="P41">hi zaphod</text:p>
          </table:table-cell>
        </table:table-row>
      </table:table>
      <text:p text:style-name="P6"><text:soft-page-break/>What happens when you entered <text:span text:style-name="T13">zaphod beeblebrox</text:span> instead?</text:p>
      <text:p text:style-name="P36">Important <text:span text:style-name="T35">w</text:span>arning</text:p>
      <text:p text:style-name="P6"/>
      <text:p text:style-name="P6">It's extremely important to remember that floating point numbers are approximations.</text:p>
      <text:p text:style-name="P8"/>
      <text:p text:style-name="P8"/>
      <text:p text:style-name="P6"><text:span text:style-name="T12">Exercise.</text:span> Run this program.</text:p>
      <table:table table:name="Table2" table:style-name="Table2">
        <table:table-column table:style-name="Table2.A"/>
        <table:table-header-rows>
          <table:table-row table:style-name="TableLine1990978213120">
            <table:table-cell table:style-name="Table2.A1" office:value-type="string">
              <text:p text:style-name="P15">std::cout &lt;&lt; std::fixed &lt;&lt; std::setprecision(10) </text:p>
              <text:p text:style-name="P15"><text:s text:c="10"/>&lt;&lt; 0.1 + 0.1 + 0.1 &lt;&lt; std::endl;</text:p>
            </table:table-cell>
          </table:table-row>
        </table:table-header-rows>
      </table:table>
      <text:p text:style-name="P6">No surprises. Now increase the precision to 15 and then to 20 and run the program ... <text:line-break/><text:line-break/>Got it?</text:p>
      <text:p text:style-name="P6"/>
      <text:p text:style-name="P6">The mystery of what's happening here will be revealed in CISS360 (Assembly language and computer systems). </text:p>
      <text:p text:style-name="P36">Type<text:span text:style-name="T35">c</text:span>asting</text:p>
      <text:p text:style-name="P3"/>
      <table:table table:name="Table21" table:style-name="Table21">
        <table:table-column table:style-name="Table21.A"/>
        <table:table-row table:style-name="TableLine1990978211216">
          <table:table-cell table:style-name="Table21.A1" office:value-type="string">
            <text:p text:style-name="P41">std::cout &lt;&lt; 5 &lt;&lt; std::endl;</text:p>
          </table:table-cell>
        </table:table-row>
      </table:table>
      <text:p text:style-name="P6">And try this</text:p>
      <table:table table:name="Table23" table:style-name="Table23">
        <table:table-column table:style-name="Table23.A"/>
        <table:table-row table:style-name="TableLine1990978202784">
          <table:table-cell table:style-name="Table23.A1" office:value-type="string">
            <text:p text:style-name="P41">std::cout &lt;&lt; std::setprecision(10) </text:p>
            <text:p text:style-name="P41"><text:s text:c="10"/>&lt;&lt; <text:span text:style-name="T12">double(5)</text:span> &lt;&lt; std::endl;</text:p>
          </table:table-cell>
        </table:table-row>
      </table:table>
      <text:p text:style-name="P8"/>
      <text:p text:style-name="P6"><text:span text:style-name="T13">double(5)</text:span> returns the <text:span text:style-name="T13">double</text:span> value of the integer five.</text:p>
      <text:p text:style-name="P6"/>
      <text:p text:style-name="P6">What do I mean by “return”? It's just like evaluating an expression.</text:p>
      <text:p text:style-name="P6"/>
      <text:p text:style-name="P6">Here's another way to do it:</text:p>
      <table:table table:name="Table24" table:style-name="Table24">
        <table:table-column table:style-name="Table24.A"/>
        <table:table-row table:style-name="TableLine1990978202240">
          <table:table-cell table:style-name="Table24.A1" office:value-type="string">
            <text:p text:style-name="P41">std::cout &lt;&lt; std::setprecision(10) </text:p>
            <text:p text:style-name="P41"><text:s text:c="10"/>&lt;&lt; <text:span text:style-name="T12">(double) 5</text:span> &lt;&lt; std::endl;</text:p>
          </table:table-cell>
        </table:table-row>
      </table:table>
      <text:p text:style-name="P8"/>
      <text:p text:style-name="P8"/>
      <text:p text:style-name="P6"><text:span text:style-name="T12">Exercise.</text:span> What does this do?</text:p>
      <table:table table:name="Table25" table:style-name="Table25">
        <table:table-column table:style-name="Table25.A"/>
        <table:table-row table:style-name="TableLine1990978199792">
          <table:table-cell table:style-name="Table25.A1" office:value-type="string">
            <text:p text:style-name="P41">std::cout &lt;&lt; <text:span text:style-name="T12">int(12.89)</text:span> &lt;&lt; std::endl;</text:p>
            <text:p text:style-name="P41">std::cout &lt;&lt; <text:span text:style-name="T12">(int) 12.89</text:span> &lt;&lt; std::endl;</text:p>
          </table:table-cell>
        </table:table-row>
      </table:table>
      <text:p text:style-name="P8"/>
      <text:p text:style-name="P8"/>
      <text:p text:style-name="P6"><text:span text:style-name="T12">Exercise.</text:span> Can you type cast the value of a variable? Try this:</text:p>
      <table:table table:name="Table13" table:style-name="Table13">
        <table:table-column table:style-name="Table13.A"/>
        <table:table-row table:style-name="TableLine1990978204688">
          <table:table-cell table:style-name="Table13.A1" office:value-type="string">
            <text:p text:style-name="P41">int i = 42;</text:p>
            <text:p text:style-name="P41">double j = 3.14;</text:p>
            <text:p text:style-name="P41">std::cout &lt;&lt; (double) i &lt;&lt; std::endl;</text:p>
            <text:p text:style-name="P41">std::cout &lt;&lt; (int) j &lt;&lt; std::endl;</text:p>
          </table:table-cell>
        </table:table-row>
      </table:table>
      <text:p text:style-name="P6">Do you get an error?</text:p>
      <text:p text:style-name="P6"/>
      <text:p text:style-name="P6"/>
      <text:p text:style-name="P6">Sometimes C++ will automatically do typecasting for you. <text:s/>Run this program:</text:p>
      <table:table table:name="Table26" table:style-name="Table26">
        <table:table-column table:style-name="Table26.A"/>
        <table:table-row table:style-name="TableLine1990978207680">
          <table:table-cell table:style-name="Table26.A1" office:value-type="string">
            <text:p text:style-name="P43">int i = 7.89;</text:p>
            <text:p text:style-name="P43">float x = 5;</text:p>
            <text:p text:style-name="P43">double y = 42;</text:p>
            <text:p text:style-name="P43"/>
            <text:p text:style-name="P41">std::cout &lt;&lt; i &lt;&lt; std::endl;</text:p>
            <text:p text:style-name="P41">std::cout &lt;&lt; std::fixed &lt;&lt; x &lt;&lt; '\n' </text:p>
            <text:p text:style-name="P41"><text:s text:c="10"/>&lt;&lt; y &lt;&lt; std::endl;</text:p>
          </table:table-cell>
        </table:table-row>
      </table:table>
      <text:p text:style-name="P6"/>
      <text:p text:style-name="P6">Then there's <text:span text:style-name="T16">type promotion</text:span>. I've already told you that there's the integer addition operator and the double addition operator. Try this:</text:p>
      <table:table table:name="Table27" table:style-name="Table27">
        <table:table-column table:style-name="Table27.A"/>
        <table:table-row table:style-name="TableLine1990978207408">
          <table:table-cell table:style-name="Table27.A1" office:value-type="string">
            <text:p text:style-name="P41">std::cout &lt;&lt; 2 + 3.1 &lt;&lt; std::endl;</text:p>
          </table:table-cell>
        </table:table-row>
      </table:table>
      <text:p text:style-name="P6">This is not the “integer-double” addition operator – there is no such operator! </text:p>
      <text:p text:style-name="P6"/>
      <text:p text:style-name="P6">What happens is that 2 is actually converted to the <text:span text:style-name="T13">double</text:span> of 2 before the addition. Of course, the addition is the <text:span text:style-name="T13">double</text:span> addition operator.</text:p>
      <text:p text:style-name="P6"/>
      <text:p text:style-name="P6">In general if you apply an operator to an integer and a double (or float), <text:soft-page-break/>the integer will first be converted to a double (or float) before the operator is evaluated. That's all there is. Remember that the integer is converted to a double and not the other way round. Why? Because C++ will try to be as accurate as possible. </text:p>
      <text:p text:style-name="P6"/>
      <text:p text:style-name="P6"/>
      <text:p text:style-name="P6"><text:span text:style-name="T12">Exercise.</text:span> Is the value of this expression an <text:span text:style-name="T13">int</text:span> or a <text:span text:style-name="T13">double</text:span>?</text:p>
      <table:table table:name="Table15" table:style-name="Table15">
        <table:table-column table:style-name="Table15.A"/>
        <table:table-row table:style-name="TableLine1990978212848">
          <table:table-cell table:style-name="Table15.A1" office:value-type="string">
            <text:p text:style-name="P41">1 + 2 – 3 / 4 * 5.1 + 2</text:p>
          </table:table-cell>
        </table:table-row>
      </table:table>
      <text:p text:style-name="P6"/>
      <text:p text:style-name="P6"/>
      <text:p text:style-name="P6"><text:span text:style-name="T12">Exercise.</text:span> What integer value is first type promoted to a <text:span text:style-name="T13">double</text:span>?</text:p>
      <table:table table:name="Table44" table:style-name="Table44">
        <table:table-column table:style-name="Table44.A"/>
        <table:table-row table:style-name="TableLine1990978204960">
          <table:table-cell table:style-name="Table44.A1" office:value-type="string">
            <text:p text:style-name="P41">4 + 2 – 13 / 4 * 5.1 + 2</text:p>
          </table:table-cell>
        </table:table-row>
      </table:table>
      <text:p text:style-name="P6"/>
      <text:p text:style-name="P6"/>
      <text:p text:style-name="P6">If you have an integer expression and you really want the output to be a <text:span text:style-name="T13">double</text:span>, you can typecast the variables. Try this:</text:p>
      <table:table table:name="Table14" table:style-name="Table14">
        <table:table-column table:style-name="Table14.A"/>
        <table:table-row table:style-name="TableLine1990978208496">
          <table:table-cell table:style-name="Table14.A1" office:value-type="string">
            <text:p text:style-name="P41">int i = 1;</text:p>
            <text:p text:style-name="P41">int j = 2;</text:p>
            <text:p text:style-name="P41">std::cout &lt;&lt; i / j &lt;&lt; std::endl;</text:p>
          </table:table-cell>
        </table:table-row>
      </table:table>
      <text:p text:style-name="P6">You get zero right? Because the / is the integer division operator. Now change it to this:</text:p>
      <table:table table:name="Table30" table:style-name="Table30">
        <table:table-column table:style-name="Table30.A"/>
        <table:table-row table:style-name="TableLine1990978211488">
          <table:table-cell table:style-name="Table30.A1" office:value-type="string">
            <text:p text:style-name="P41">int i = 1;</text:p>
            <text:p text:style-name="P41">int j = 2;</text:p>
            <text:p text:style-name="P41">std::cout &lt;&lt; double(i) / double(j) &lt;&lt; std::endl;</text:p>
          </table:table-cell>
        </table:table-row>
      </table:table>
      <text:p text:style-name="P6">Run it again. </text:p>
      <text:p text:style-name="P6"/>
      <text:p text:style-name="P6"/>
      <text:p text:style-name="P6"><text:span text:style-name="T12">Exercise.</text:span> Run this and explain why the output is the same as the previous program.</text:p>
      <table:table table:name="Table31" table:style-name="Table31">
        <table:table-column table:style-name="Table31.A"/>
        <table:table-row table:style-name="TableLine1990978213664">
          <table:table-cell table:style-name="Table31.A1" office:value-type="string">
            <text:p text:style-name="P41">int i = 1;</text:p>
            <text:p text:style-name="P41">int j = 2;</text:p>
            <text:p text:style-name="P41">std::cout &lt;&lt; double(i) / j &lt;&lt; std::endl;</text:p>
          </table:table-cell>
        </table:table-row>
      </table:table>
      <text:p text:style-name="P6"/>
      <text:p text:style-name="P6"/>
      <text:p text:style-name="P6"><text:span text:style-name="T12">Exercise.</text:span> Run this <text:span text:style-name="T20">version</text:span>:</text:p>
      <table:table table:name="Table32" table:style-name="Table32">
        <table:table-column table:style-name="Table32.A"/>
        <table:table-row table:style-name="TableLine1990978200336">
          <table:table-cell table:style-name="Table32.A1" office:value-type="string">
            <text:p text:style-name="P41">int i = 1;</text:p>
            <text:p text:style-name="P41">int j = 2;</text:p>
            <text:p text:style-name="P41">std::cout &lt;&lt; double(i / j) &lt;&lt; std::endl;</text:p>
          </table:table-cell>
        </table:table-row>
      </table:table>
      <text:p text:style-name="P6">Explain! Pay attention: This is a <text:span text:style-name="T17">very common mistake!!!</text:span></text:p>
      <text:p text:style-name="P4"/>
      <text:p text:style-name="P6"><text:span text:style-name="T12">Exercise.</text:span><text:span text:style-name="T21"> </text:span>Run this:</text:p>
      <table:table table:name="Table45" table:style-name="Table45">
        <table:table-column table:style-name="Table45.A"/>
        <table:table-row table:style-name="TableLine1990978213936">
          <table:table-cell table:style-name="Table45.A1" office:value-type="string">
            <text:p text:style-name="P41">double x;</text:p>
            <text:p text:style-name="P41">std::cin &gt;&gt; x;</text:p>
            <text:p text:style-name="P41">int i = x + 0.5;</text:p>
            <text:p text:style-name="P41">std::cout &lt;&lt; x &lt;&lt; ',' &lt;&lt; i &lt;&lt; std::endl;</text:p>
          </table:table-cell>
        </table:table-row>
      </table:table>
      <text:p text:style-name="P13">With several inputs for x (example: 3, 3.1, 3.5, 3.8, etc.) What does this program do?</text:p>
      <text:p text:style-name="P37">A <text:span text:style-name="T36">f</text:span>unction <text:span text:style-name="T36">q</text:span>uickie</text:p>
      <text:p text:style-name="P14"/>
      <text:p text:style-name="P9">So what is a function? A function in C++ is like a function in math but it's lot more. There is a complete set of notes for functions. Right now I just want to give you enough understanding to move on. Now in math, a function like</text:p>
      <text:p text:style-name="P9"/>
      <text:p text:style-name="P9"><text:tab/>f(x) = 2x</text:p>
      <text:p text:style-name="P9"/>
      <text:p text:style-name="P9">means that</text:p>
      <text:p text:style-name="P9"/>
      <text:p text:style-name="P9"><text:tab/>f(5) = 2(5) = 10</text:p>
      <text:p text:style-name="P9"/>
      <text:p text:style-name="P9">In other words a function in math is something that has an input and an output. For f(x) above, when you put in 5, f(5) gives you 10.</text:p>
      <text:p text:style-name="P14"><text:s/></text:p>
      <text:p text:style-name="P14"><draw:rect text:anchor-type="paragraph" draw:z-index="10" draw:name="Shape9" draw:style-name="gr3" draw:text-style-name="P67" svg:width="1.448in" svg:height="0.6669in" svg:x="1.3492in" svg:y="0.0673in"><text:p text:style-name="P66"><text:span text:style-name="T42">f</text:span></text:p></draw:rect><draw:frame text:anchor-type="paragraph" draw:z-index="13" draw:name="Shape10" draw:style-name="gr1" draw:text-style-name="P65" svg:width="0.2189in" svg:height="0.313in" svg:x="0.8492in" svg:y="0.0362in"><draw:text-box><text:p><text:span text:style-name="T2">5</text:span></text:p></draw:text-box></draw:frame><draw:frame text:anchor-type="paragraph" draw:z-index="14" draw:name="Shape11" draw:style-name="gr1" draw:text-style-name="P65" svg:width="0.2189in" svg:height="0.313in" svg:x="2.9744in" svg:y="0.0402in"><draw:text-box><text:p><text:span text:style-name="T2">10</text:span></text:p></draw:text-box></draw:frame></text:p>
      <text:p text:style-name="P14"><draw:line text:anchor-type="paragraph" draw:z-index="11" draw:name="Shape12" draw:style-name="gr2" draw:text-style-name="P66" svg:x1="0.5681in" svg:y1="0.1571in" svg:x2="1.3492in" svg:y2="0.1571in"><text:p/></draw:line><draw:line text:anchor-type="paragraph" draw:z-index="12" draw:name="Shape13" draw:style-name="gr2" draw:text-style-name="P66" svg:x1="2.7972in" svg:y1="0.161in" svg:x2="3.5783in" svg:y2="0.161in"><text:p/></draw:line></text:p>
      <text:p text:style-name="P14"/>
      <text:p text:style-name="P14"/>
      <text:p text:style-name="P14"/>
      <text:p text:style-name="P9">Likewise for the function</text:p>
      <text:p text:style-name="P9"/>
      <text:p text:style-name="P9"><text:tab/>g(x,y) = xy</text:p>
      <text:p text:style-name="P9"/>
      <text:p text:style-name="P9">when you put 4 for x and 7 for y you get</text:p>
      <text:p text:style-name="P9"/>
      <text:p text:style-name="P9"><text:tab/>g(4,7) = (4)(7) = 28</text:p>
      <text:p text:style-name="P9"/>
      <text:p text:style-name="P9">Again the 4 and 7 are the inputs and 28 is the output. </text:p>
      <text:p text:style-name="P14"><draw:rect text:anchor-type="paragraph" draw:z-index="15" draw:name="Shape14" draw:style-name="gr3" draw:text-style-name="P67" svg:width="1.448in" svg:height="0.6669in" svg:x="1.3492in" svg:y="0.0673in"><text:p text:style-name="P66"><text:span text:style-name="T42">g</text:span></text:p></draw:rect><draw:frame text:anchor-type="paragraph" draw:z-index="18" draw:name="Shape15" draw:style-name="gr1" draw:text-style-name="P65" svg:width="0.2189in" svg:height="0.313in" svg:x="0.8492in" svg:y="0.0362in"><draw:text-box><text:p><text:span text:style-name="T2">4</text:span></text:p></draw:text-box></draw:frame><draw:frame text:anchor-type="paragraph" draw:z-index="19" draw:name="Shape16" draw:style-name="gr1" draw:text-style-name="P65" svg:width="0.2189in" svg:height="0.313in" svg:x="2.9744in" svg:y="0.1339in"><draw:text-box><text:p><text:span text:style-name="T2">28</text:span></text:p></draw:text-box></draw:frame></text:p>
      <text:p text:style-name="P14"><draw:line text:anchor-type="paragraph" draw:z-index="16" draw:name="Shape17" draw:style-name="gr2" draw:text-style-name="P66" svg:x1="0.5681in" svg:y1="0.0799in" svg:x2="1.3492in" svg:y2="0.0799in"><text:p/></draw:line><draw:line text:anchor-type="paragraph" draw:z-index="17" draw:name="Shape18" draw:style-name="gr2" draw:text-style-name="P66" svg:x1="2.7972in" svg:y1="0.1882in" svg:x2="3.5783in" svg:y2="0.1882in"><text:p/></draw:line><draw:frame text:anchor-type="paragraph" draw:z-index="21" draw:name="Shape19" draw:style-name="gr1" draw:text-style-name="P65" svg:width="0.2189in" svg:height="0.313in" svg:x="0.8492in" svg:y="0.1508in"><draw:text-box><text:p><text:span text:style-name="T2">7</text:span></text:p></draw:text-box></draw:frame></text:p>
      <text:p text:style-name="P14"><draw:line text:anchor-type="paragraph" draw:z-index="20" draw:name="Shape20" draw:style-name="gr2" draw:text-style-name="P66" svg:x1="0.5681in" svg:y1="0.1673in" svg:x2="1.3492in" svg:y2="0.1673in"><text:p/></draw:line></text:p>
      <text:p text:style-name="P14"/>
      <text:p text:style-name="P14"/>
      <text:p text:style-name="P9">The above examples are functions that performs numeric computations: they take input<text:span text:style-name="T30">(</text:span>s<text:span text:style-name="T30">)</text:span>, compute, and return a value. In programming, functions can do more than just computations. Later you will learn that there are functions that open a file for read/write, open a network socket for network communication, open a GUI <text:span text:style-name="T31">(graphical user interface) </text:span>window, etc. Right now I just want to get back to functions that perform numeric computations.</text:p>
      <text:p text:style-name="P9"/>
      <text:p text:style-name="P9">Try this:</text:p>
      <table:table table:name="Table40" table:style-name="Table40">
        <table:table-column table:style-name="Table40.A"/>
        <table:table-row table:style-name="TableLine1990978272688">
          <table:table-cell table:style-name="Table40.A1" office:value-type="string">
            <text:p text:style-name="P33">#include &lt;iostream&gt;</text:p>
            <text:p text:style-name="P35">#include &lt;cmath&gt;</text:p>
            <text:p text:style-name="P34"/>
            <text:p text:style-name="P34">int main()</text:p>
            <text:p text:style-name="P34">{</text:p>
            <text:p text:style-name="P34"><text:s text:c="4"/>std::cout &lt;&lt; pow(2.0, -1.0) &lt;&lt; '\n'</text:p>
            <text:p text:style-name="P34"><text:s text:c="14"/>&lt;&lt; pow(2.0, 1.0) &lt;&lt; '\n'</text:p>
            <text:p text:style-name="P34"><text:soft-page-break/><text:s text:c="14"/>&lt;&lt; pow(2.0, 2.0) &lt;&lt; '\n'</text:p>
            <text:p text:style-name="P34"><text:s text:c="14"/>&lt;&lt; pow(2.0, 3.0) &lt;&lt; '\n';</text:p>
            <text:p text:style-name="P34"/>
            <text:p text:style-name="P34"><text:s text:c="4"/>return 0;</text:p>
            <text:p text:style-name="P34">}</text:p>
          </table:table-cell>
        </table:table-row>
      </table:table>
      <text:p text:style-name="P9">So … what does the function <text:span text:style-name="T13">pow(a, b)</text:span> give you? </text:p>
      <text:p text:style-name="P9"/>
      <text:p text:style-name="P9">Note that to use the <text:span text:style-name="T13">pow()</text:span> function you must have this in the program:</text:p>
      <table:table table:name="Table41" table:style-name="Table41">
        <table:table-column table:style-name="Table41.A"/>
        <table:table-row table:style-name="TableLine1990978283568">
          <table:table-cell table:style-name="Table41.A1" office:value-type="string">
            <text:p text:style-name="P33">...</text:p>
            <text:p text:style-name="P35">#include &lt;cmath&gt;</text:p>
            <text:p text:style-name="P34"/>
            <text:p text:style-name="P34">...</text:p>
          </table:table-cell>
        </table:table-row>
      </table:table>
      <text:p text:style-name="P9"/>
      <text:p text:style-name="P9">Of course you can use expressions:</text:p>
      <table:table table:name="Table42" table:style-name="Table42">
        <table:table-column table:style-name="Table42.A"/>
        <table:table-row table:style-name="TableLine1990978276496">
          <table:table-cell table:style-name="Table42.A1" office:value-type="string">
            <text:p text:style-name="P33">#include &lt;iostream&gt;</text:p>
            <text:p text:style-name="P34">#include &lt;cmath&gt;</text:p>
            <text:p text:style-name="P34"/>
            <text:p text:style-name="P34">int main()</text:p>
            <text:p text:style-name="P34">{</text:p>
            <text:p text:style-name="P34"><text:s text:c="4"/>double x = 2.0, y = -1.0;</text:p>
            <text:p text:style-name="P34"><text:s text:c="4"/>std::cout &lt;&lt; pow(x, y) &lt;&lt; '\n'</text:p>
            <text:p text:style-name="P34"><text:s text:c="14"/>&lt;&lt; pow(x, y + 1.0) &lt;&lt; '\n'</text:p>
            <text:p text:style-name="P34"><text:s text:c="14"/>&lt;&lt; pow(x * x, y + 5 * x) &lt;&lt; '\n';</text:p>
            <text:p text:style-name="P34"/>
            <text:p text:style-name="P34"><text:s text:c="4"/>return 0;</text:p>
            <text:p text:style-name="P34">}</text:p>
          </table:table-cell>
        </table:table-row>
      </table:table>
      <text:p text:style-name="P9"/>
      <text:p text:style-name="P9">WARNING: MS VS .NET will give you an error if you do this:</text:p>
      <text:p text:style-name="P9"/>
      <text:p text:style-name="P9"><text:tab/><text:span text:style-name="T13">pow(1, 2)</text:span></text:p>
      <text:p text:style-name="P9"/>
      <text:p text:style-name="P9">For <text:span text:style-name="T13">pow()</text:span> to work correctly, at least one of the two values you pass in to the <text:span text:style-name="T13">pow()</text:span> function must be a <text:span text:style-name="T13">double</text:span>; the return value is a <text:span text:style-name="T13">double</text:span>.</text:p>
      <text:p text:style-name="P9"/>
      <text:p text:style-name="P9"/>
      <text:p text:style-name="P9"><text:span text:style-name="T12">Exercise.</text:span> How would you correct this program without changing the type of <text:span text:style-name="T13">x</text:span> and <text:span text:style-name="T13">y</text:span>?</text:p>
      <table:table table:name="Table43" table:style-name="Table43">
        <table:table-column table:style-name="Table43.A"/>
        <table:table-row table:style-name="TableLine1990978280576">
          <table:table-cell table:style-name="Table43.A1" office:value-type="string">
            <text:p text:style-name="P33">#include &lt;iostream&gt;</text:p>
            <text:p text:style-name="P34">#include &lt;cmath&gt;</text:p>
            <text:p text:style-name="P34"/>
            <text:p text:style-name="P34">int main()</text:p>
            <text:p text:style-name="P34">{</text:p>
            <text:p text:style-name="P34"><text:s text:c="4"/>int x, y;</text:p>
            <text:p text:style-name="P34"><text:s text:c="4"/>std::cout &lt;&lt; pow(x, y) &lt;&lt; '\n';</text:p>
            <text:p text:style-name="P34"/>
            <text:p text:style-name="P34"><text:s text:c="4"/>return 0;</text:p>
            <text:p text:style-name="P34">}</text:p>
          </table:table-cell>
        </table:table-row>
      </table:table>
      <text:p text:style-name="P9"/>
      <text:p text:style-name="P9"/>
      <text:p text:style-name="P9"><text:span text:style-name="T12">Exercise.</text:span> The Pythagoras’ theorem states if x, y, z are the lengths of a right angle triangle where z is the hypothenuse, then</text:p>
      <text:p text:style-name="P9"/>
      <text:p text:style-name="P9"><text:soft-page-break/><text:tab/>x<text:span text:style-name="T5">2</text:span> + y<text:span text:style-name="T5">2 </text:span><text:s/>= z<text:span text:style-name="T5">2 </text:span></text:p>
      <text:p text:style-name="P9"/>
      <text:p text:style-name="P9">Write a program that prompts the user for x and y, and print the value of z.</text:p>
      <text:p text:style-name="P9"/>
      <text:p text:style-name="P9">The Pythagoras’ theorem can be used to compute the distance between two points. This can then be used in, for instance, computing <text:span text:style-name="T32">if</text:span> two things collide in a computer game.</text:p>
      <text:p text:style-name="P9"/>
      <text:p text:style-name="P12">Now, you know that <text:span text:style-name="T13">x * x</text:span> is the same as <text:span text:style-name="T13">pow(x, 2)</text:span>. However you should not overuse <text:span text:style-name="T13">pow()</text:span> since the evaluation of <text:span text:style-name="T13">x * x</text:span> <text:s/>is probably much faster than <text:span text:style-name="T13">pow()</text:span> especially if you're trying to compute the square of integers. </text:p>
      <text:p text:style-name="P12"/>
      <text:p text:style-name="P57">In general, a more general function tends to be slower than a more specific/specialized function. Remember that.</text:p>
      <text:p text:style-name="P9"/>
      <text:p text:style-name="P9"/>
      <text:p text:style-name="P9"><text:span text:style-name="T12">Exercise.</text:span> Write a program that prompts the user for a <text:span text:style-name="T13">double</text:span> and prints the square root of the <text:span text:style-name="T13">double</text:span>.</text:p>
      <text:p text:style-name="P9"/>
      <text:p text:style-name="P9"/>
      <text:p text:style-name="P11"><text:span text:style-name="T12">Exercise.</text:span> <text:span text:style-name="T39">Write a program that get an integer n from the user prints 10 to the n-th power (as an integer). For instance if your input is 0, the program prints 1. If your input is 3, the program prints 1000.</text:span></text:p>
      <text:p text:style-name="P11"/>
      <text:p text:style-name="P11"/>
      <text:p text:style-name="P11"><text:span text:style-name="T12">Exercise.</text:span> If n is the integer 860713524, then the 0th digit of n is 4 (the rightmost digit), the 1st digit of n is 2, the 2nd digit of n is 5, the 3rd digit of n is 3, the <text:s/>4th digit of n is 1, the 5th digit of n is 7, the 6<text:span text:style-name="T5">th</text:span> digit of n is 0, the 7th digit of n is 6, etc. Write a program that get n and k from the user and prints the k-th digit of n.</text:p>
      <text:p text:style-name="P11"/>
      <text:p text:style-name="P9"/>
      <text:p text:style-name="P9"><text:span text:style-name="T12">Exercise.</text:span> Here the famous simple interest formula: If you have P in a savings account at a bank and the bank gives you an interest rate of r (for instance r might be 0.015, i.e. 1.5%), then after t years you will have</text:p>
      <text:p text:style-name="P9"><text:tab/></text:p>
      <text:p text:style-name="P10">P(1 + r)<text:span text:style-name="T5">t</text:span></text:p>
      <text:p text:style-name="P9"/>
      <text:p text:style-name="P9">(P is called the “principal”.) Write a program that computes this. Here's an execution of the program:</text:p>
      <table:table table:name="Table47" table:style-name="Table47">
        <table:table-column table:style-name="Table47.A"/>
        <table:table-row table:style-name="TableLine1990978273504">
          <table:table-cell table:style-name="Table47.A1" office:value-type="string">
            <text:p text:style-name="P41">Savings account calculator!!!</text:p>
            <text:p text:style-name="P41">Enter P (principal): $<text:span text:style-name="T12">1000</text:span></text:p>
            <text:p text:style-name="P41">Enter r (interest rate in percent): <text:span text:style-name="T12">1.5</text:span></text:p>
            <text:p text:style-name="P41">Enter t (number of years): <text:span text:style-name="T12">30</text:span></text:p>
            <text:p text:style-name="P41">Final balance: $1563.08</text:p>
          </table:table-cell>
        </table:table-row>
      </table:table>
      <text:p text:style-name="P9">Here's another execution:</text:p>
      <table:table table:name="Table48" table:style-name="Table48">
        <table:table-column table:style-name="Table48.A"/>
        <table:table-row table:style-name="TableLine1990978283840">
          <table:table-cell table:style-name="Table48.A1" office:value-type="string">
            <text:p text:style-name="P41">Savings account calculator!!!</text:p>
            <text:p text:style-name="P41">Enter P (principal): $<text:span text:style-name="T12">2000</text:span></text:p>
            <text:p text:style-name="P41">Enter r (interest rate in percent): <text:span text:style-name="T12">1.75</text:span></text:p>
            <text:p text:style-name="P41">Enter t (number of years): <text:span text:style-name="T12">40</text:span></text:p>
            <text:p text:style-name="P41">Final balance: $4003.19</text:p>
          </table:table-cell>
        </table:table-row>
      </table:table>
      <text:p text:style-name="P5"><text:soft-page-break/>A <text:span text:style-name="T37">b</text:span>unch of <text:span text:style-name="T37">f</text:span>unctions <text:span text:style-name="T37">a</text:span>vailable in C++</text:p>
      <text:p text:style-name="P9"/>
      <text:p text:style-name="P9">There are many functions available in C++. Here are some (and don't forget to use <text:span text:style-name="T13">#include &lt;cmath&gt;</text:span> when you want to use any of these functions.)</text:p>
      <text:p text:style-name="P9"/>
      <text:p text:style-name="P9"><text:span text:style-name="T13">pow(x, y)</text:span><text:tab/>Returns the power of x to y i.e. x<text:span text:style-name="T5">y</text:span></text:p>
      <text:p text:style-name="P9"><text:span text:style-name="T5"><text:tab/><text:tab/></text:span><text:span text:style-name="T9">x and y are </text:span><text:span text:style-name="T11">double</text:span><text:span text:style-name="T9">s and the return value is a </text:span><text:span text:style-name="T11">double</text:span></text:p>
      <text:p text:style-name="P29"/>
      <text:p text:style-name="P26"><text:span text:style-name="T13">sqrt(x)</text:span><text:tab/>Returns the square root of x</text:p>
      <text:p text:style-name="P9"><text:span text:style-name="T5"><text:tab/><text:tab/></text:span><text:span text:style-name="T9">x is a </text:span><text:span text:style-name="T11">double</text:span><text:span text:style-name="T9">, the return value is a </text:span><text:span text:style-name="T11">double</text:span></text:p>
      <text:p text:style-name="P29"/>
      <text:p text:style-name="P9"><text:span text:style-name="T11">exp(x)<text:tab/></text:span><text:span text:style-name="T9">Returns the power of the natural number e to x, e</text:span><text:span text:style-name="T5">x</text:span><text:span text:style-name="T9">. Here <text:tab/><text:tab/>e = 2.718...</text:span></text:p>
      <text:p text:style-name="P9"><text:span text:style-name="T5"><text:tab/><text:tab/></text:span><text:span text:style-name="T9">x is a </text:span><text:span text:style-name="T11">double</text:span><text:span text:style-name="T9">, the return value is a </text:span><text:span text:style-name="T11">double</text:span></text:p>
      <text:p text:style-name="P29"/>
      <text:p text:style-name="P26"><text:span text:style-name="T13">log(x)</text:span><text:tab/>Returns the natural logarithm of x, <text:span text:style-name="T2">log</text:span><text:span text:style-name="T26">e</text:span><text:span text:style-name="T2">(x) which is also </text:span></text:p>
      <text:p text:style-name="P26"><text:tab/><text:tab/>written ln(x) in math </text:p>
      <text:p text:style-name="P9"><text:span text:style-name="T5"><text:tab/><text:tab/></text:span><text:span text:style-name="T9">x is a </text:span><text:span text:style-name="T11">double</text:span><text:span text:style-name="T9">, the return value is a </text:span><text:span text:style-name="T11">double</text:span></text:p>
      <text:p text:style-name="P29"/>
      <text:p text:style-name="P29"><text:span text:style-name="T13">log10(x)</text:span><text:tab/><text:span text:style-name="T2">Returns the logarithm of x to base 10, log</text:span><text:span text:style-name="T26">10</text:span><text:span text:style-name="T2">(x)</text:span></text:p>
      <text:p text:style-name="P9"><text:span text:style-name="T5"><text:tab/><text:tab/></text:span><text:span text:style-name="T9">x is a </text:span><text:span text:style-name="T11">double</text:span><text:span text:style-name="T9">, the return value is a </text:span><text:span text:style-name="T11">double</text:span></text:p>
      <text:p text:style-name="P29"/>
      <text:p text:style-name="P26"><text:span text:style-name="T13">sin(x)</text:span><text:tab/>Returns the sine of x, sin(x) where x is in radians</text:p>
      <text:p text:style-name="P26"><text:tab/><text:tab/>x is a <text:span text:style-name="T13">double</text:span>, the return value is a <text:span text:style-name="T13">double</text:span></text:p>
      <text:p text:style-name="P26"/>
      <text:p text:style-name="P26"><text:span text:style-name="T13">cos(x)</text:span><text:tab/>Returns the cosine of x, cos(x) where x is in radians</text:p>
      <text:p text:style-name="P26"><text:tab/><text:tab/>x is a <text:span text:style-name="T13">double</text:span>, the return value is a <text:span text:style-name="T13">double</text:span></text:p>
      <text:p text:style-name="P26"/>
      <text:p text:style-name="P26"><text:span text:style-name="T13">tan(x)</text:span><text:tab/>Returns the tangent of x, tan(x) where x is in radians</text:p>
      <text:p text:style-name="P26"><text:tab/><text:tab/>x is a <text:span text:style-name="T13">double</text:span>, the return value is a <text:span text:style-name="T13">double</text:span></text:p>
      <text:p text:style-name="P26"/>
      <text:p text:style-name="P26">For all the above functions you can also pass in <text:span text:style-name="T13">float</text:span>s instead of <text:span text:style-name="T13">doubles</text:span>. If you pass in <text:span text:style-name="T13">float</text:span>s the return value is usually a <text:span text:style-name="T13">float</text:span>.</text:p>
      <text:p text:style-name="P26"/>
      <text:p text:style-name="P26">(The above list of functions is not exhaustive.)</text:p>
      <text:p text:style-name="P26"/>
      <text:p text:style-name="P26"/>
      <text:p text:style-name="P26"><text:span text:style-name="T12">Exercise.</text:span> You should know from math classes that </text:p>
      <text:p text:style-name="P26"/>
      <text:p text:style-name="P30"><text:span text:style-name="T2">log</text:span><text:span text:style-name="T26">10</text:span><text:span text:style-name="T2">(10</text:span><text:span text:style-name="T7">x</text:span><text:span text:style-name="T2">) = x</text:span></text:p>
      <text:p text:style-name="P27"/>
      <text:p text:style-name="P28">Verify this for the case x = 3 and x = 4.5 using C++.</text:p>
      <text:p text:style-name="P26"/>
      <text:p text:style-name="P26"/>
      <text:p text:style-name="P26"><text:span text:style-name="T12">Exercise.</text:span> Another version of the Pythagoras’ theorem says that</text:p>
      <text:p text:style-name="P26"/>
      <text:p text:style-name="P27"><text:tab/>sin<text:span text:style-name="T5">2</text:span>(x) + cos<text:span text:style-name="T5">2</text:span>(x) = 1</text:p>
      <text:p text:style-name="P26"/>
      <text:p text:style-name="P31"><text:span text:style-name="T2">[Here sin</text:span><text:span text:style-name="T7">2</text:span><text:span text:style-name="T2">(x) means (sin(x))</text:span><text:span text:style-name="T7">2.</text:span><text:span text:style-name="T2">] Verify this for the case x = 1 and x = 2.34 using C++.</text:span></text:p>
      <text:p text:style-name="P26"><text:tab/></text:p>
      <text:p text:style-name="P3"><text:soft-page-break/>Summary</text:p>
      <text:p text:style-name="P3"/>
      <text:p text:style-name="P6">There are two floating point types: <text:span text:style-name="T13">double</text:span> and <text:span text:style-name="T13">float</text:span>. A double is capable of more precision than a float.</text:p>
      <text:p text:style-name="P6"/>
      <text:p text:style-name="P6">The following are binary operators available for floating point types (both double and float): +, -, *, /. Note that % is not defined for floating point types. The same precedence and associative rules for integers hold.</text:p>
      <text:p text:style-name="P6"/>
      <text:p text:style-name="P6">The declaration of double or float variables follow<text:span text:style-name="T33">s</text:span> the same rules as that or integer variables.</text:p>
      <text:p text:style-name="P6"/>
      <text:p text:style-name="P6">Keyboard input of double variables is similar to integer variables.</text:p>
      <text:p text:style-name="P6"/>
      <text:p text:style-name="P6"><text:span text:style-name="T13">double()</text:span> returns the double of a value. <text:span text:style-name="T13">int()</text:span> returns the integer of a value.</text:p>
      <text:p text:style-name="P6"/>
      <text:p text:style-name="P6">Assignment and initialization operator (i.e. =) can be used between integers and doubles. For instance you can assign an integer variable a <text:span text:style-name="T13">double</text:span> value. An automatic type casting occurs.</text:p>
      <text:p text:style-name="P6"/>
      <text:p text:style-name="P6">When a binary operator operates on an integer and a double, the integer is replaced by its double (it's automatically type casted to a double) before the operator is evaluated.</text:p>
      <text:p text:style-name="P6"/>
      <text:p text:style-name="P6"/>
      <text:p text:style-name="P36">Exercises<text:line-break/></text:p>
      <text:p text:style-name="P6"><text:span text:style-name="T12">Q1.</text:span> Write a console program that does the following. It prompts for the user's height, weight, length of his/her thumb, radius of his/her skull and the number college classes the he/she has taken and displays the user's IQ using the following formula</text:p>
      <text:p text:style-name="P6"/>
      <text:p text:style-name="P6"><text:tab/><text:span text:style-name="T25">iq = PI * skullRadius</text:span><text:span text:style-name="T6">2 <text:s/></text:span><text:span text:style-name="T10">+ </text:span><text:span text:style-name="T10"><draw:frame draw:style-name="fr1" draw:name="Object1" text:anchor-type="as-char" svg:width="1.5689in" svg:height="0.3929in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10">x classes</text:span></text:p>
      <text:p text:style-name="P25"/>
      <text:p text:style-name="P6">Your program should use the following for variable names.</text:p>
      <text:list xml:id="list1874422269" text:style-name="L5">
        <text:list-item>
          <text:p text:style-name="P54">height</text:p>
        </text:list-item>
        <text:list-item>
          <text:p text:style-name="P54">weight</text:p>
        </text:list-item>
        <text:list-item>
          <text:p text:style-name="P54">thumbLength</text:p>
        </text:list-item>
        <text:list-item>
          <text:p text:style-name="P54">skullRadius</text:p>
        </text:list-item>
        <text:list-item>
          <text:p text:style-name="P54">classes</text:p>
        </text:list-item>
        <text:list-item>
          <text:p text:style-name="P54">iq</text:p>
        </text:list-item>
      </text:list>
      <text:p text:style-name="P6">PI is the constant 3.14159. Your code must of course contain the definition of PI.</text:p>
      <text:p text:style-name="P6"/>
      <text:p text:style-name="P6"/>
      <text:p text:style-name="P8">Q2. <text:span text:style-name="T23">What's wrong with this program:</text:span></text:p>
      <table:table table:name="Table12" table:style-name="Table12">
        <table:table-column table:style-name="Table12.A"/>
        <table:table-row table:style-name="TableLine1990978272960">
          <table:table-cell table:style-name="Table12.A1" office:value-type="string">
            <text:p text:style-name="P47">std::cout &lt;&lt; "Area of triangle\n";</text:p>
            <text:p text:style-name="P48"/>
            <text:p text:style-name="P47">double height = 0.0; base = 0.0;</text:p>
            <text:p text:style-name="P48"/>
            <text:p text:style-name="P47">std::cout &lt;&lt; "Base: ";</text:p>
            <text:p text:style-name="P47">std::cin &gt;&gt; based;</text:p>
            <text:p text:style-name="P47"/>
            <text:p text:style-name="P47">std::cout &lt;&lt; "Height: ";</text:p>
            <text:p text:style-name="P47">std::cin &gt;&gt; height;</text:p>
            <text:p text:style-name="P47"><text:s text:c="4"/></text:p>
            <text:p text:style-name="P47">std::cout &lt;&lt; "Area of triangle with height "</text:p>
            <text:p text:style-name="P47"><text:s text:c="10"/>&lt;&lt; base &lt;&lt; " and base " &lt;&lt; height</text:p>
            <text:p text:style-name="P47"><text:s text:c="10"/>&lt;&lt; " is "</text:p>
            <text:p text:style-name="P47"><text:s text:c="10"/>&lt;&lt; (1 / 2) * base * height &lt;&lt; std::end;</text:p>
          </table:table-cell>
        </table:table-row>
      </table:table>
      <text:p text:style-name="P6">Correct it by hand. Verify with C++.</text:p>
      <text:p text:style-name="P6"/>
      <text:p text:style-name="P6"/>
      <text:p text:style-name="P8">Q3. <text:span text:style-name="T23">Do you get the same output for the two print statements?</text:span></text:p>
      <table:table table:name="Table22" table:style-name="Table22">
        <table:table-column table:style-name="Table22.A"/>
        <table:table-row table:style-name="TableLine1990978279488">
          <table:table-cell table:style-name="Table22.A1" office:value-type="string">
            <text:p text:style-name="P47">std::cout &lt;&lt; (1.2 + 3.4 + 5.6) / 3 &lt;&lt; std::endl;</text:p>
            <text:p text:style-name="P47">std::cout &lt;&lt; (1.2 + 3.4 + 5.6) / 3.0 &lt;&lt; std::endl;</text:p>
          </table:table-cell>
        </table:table-row>
      </table:table>
      <text:p text:style-name="P6">Verify with C++</text:p>
      <text:p text:style-name="P6"/>
      <text:p text:style-name="P6"/>
      <text:p text:style-name="P8">Q4. <text:span text:style-name="T23">The following should print the average of three integers but does not. Correct it by hand. </text:span></text:p>
      <table:table table:name="Table28" table:style-name="Table28">
        <table:table-column table:style-name="Table28.A"/>
        <table:table-row table:style-name="TableLine1990978268608">
          <table:table-cell table:style-name="Table28.A1" office:value-type="string">
            <text:p text:style-name="P47">int x = 0, y = 0, z = 0;</text:p>
            <text:p text:style-name="P47">std::cin &gt;&gt; x &gt;&gt; y &gt;&gt; z &gt;&gt; std::endl;</text:p>
            <text:p text:style-name="P47">std::cout &lt;&lt; (x + y + z) / 3 &lt;&lt; std::endl;</text:p>
          </table:table-cell>
        </table:table-row>
      </table:table>
      <text:p text:style-name="P6">Verify with C++.</text:p>
      <text:p text:style-name="P6"><text:soft-page-break/><text:span text:style-name="T12">Q5.</text:span> The formula for converting temperature in Fahrenheit to Celsius is given by this formula:</text:p>
      <text:p text:style-name="P6"><text:tab/> <text:s text:c="6"/>5</text:p>
      <text:p text:style-name="P6"><text:tab/>c <text:s/>= –- (f - 32)</text:p>
      <text:p text:style-name="P6"><text:tab/> <text:s text:c="6"/>9</text:p>
      <text:p text:style-name="P6"/>
      <text:p text:style-name="P32">(where f is the temperature in Fahrenheit and c is the temperature in Celsius.) Here's an execution of the program:</text:p>
      <table:table table:name="Table10" table:style-name="Table10">
        <table:table-column table:style-name="Table10.A"/>
        <table:table-row table:style-name="TableLine1990978268880">
          <table:table-cell table:style-name="Table10.A1" office:value-type="string">
            <text:p text:style-name="P43">35</text:p>
            <text:p text:style-name="P41">1.66667</text:p>
          </table:table-cell>
        </table:table-row>
      </table:table>
      <text:p text:style-name="P32">(Of course the input on the first line is the temperature in Fahrenheit and the second line gives the temperature in Celsius.)</text:p>
      <text:p text:style-name="P6"/>
      <text:p text:style-name="P6"/>
      <text:p text:style-name="P8">Q6. <text:span text:style-name="T23">Write a program that does the following:</text:span></text:p>
      <table:table table:name="Table8" table:style-name="Table8">
        <table:table-column table:style-name="Table8.A"/>
        <table:table-row table:style-name="TableLine1990978281664">
          <table:table-cell table:style-name="Table8.A1" office:value-type="string">
            <text:p text:style-name="P41">Differentiator!!!</text:p>
            <text:p text:style-name="P41">Only for monomials right now ... :(</text:p>
            <text:p text:style-name="P41">Enter c and a to differentiate c * x^a: <text:span text:style-name="T12">1.2 5.6</text:span></text:p>
            <text:p text:style-name="P42"/>
            <text:p text:style-name="P42"><text:s/>d</text:p>
            <text:p text:style-name="P42">-- (1.2 * x ^ 5.6) = 6.72 * x ^ 4.6</text:p>
            <text:p text:style-name="P42">dx</text:p>
          </table:table-cell>
        </table:table-row>
      </table:table>
      <text:p text:style-name="P6">Mathematically,</text:p>
      <text:p text:style-name="P6"/>
      <table:table table:name="Table9" table:style-name="Table9">
        <table:table-column table:style-name="Table9.A"/>
        <table:table-column table:style-name="Table9.B"/>
        <table:table-row table:style-name="TableLine1990978282208">
          <table:table-cell table:style-name="Table9.A1" office:value-type="string">
            <text:p text:style-name="P46"><text:s/>d</text:p>
          </table:table-cell>
          <table:table-cell table:style-name="Table9.A1" office:value-type="string">
            <text:p text:style-name="P46"/>
          </table:table-cell>
        </table:table-row>
        <table:table-row table:style-name="TableLine1990978272416">
          <table:table-cell table:style-name="Table9.A1" office:value-type="string">
            <text:p text:style-name="P46"><draw:line text:anchor-type="paragraph" draw:z-index="9" draw:name="Shape21" draw:style-name="gr4" draw:text-style-name="P66" svg:x1="0.1366in" svg:y1="0.078in" svg:x2="0.3138in" svg:y2="0.078in"><text:p/></draw:line></text:p>
          </table:table-cell>
          <table:table-cell table:style-name="Table9.A1" office:value-type="string">
            <text:p text:style-name="P46">( c x<text:span text:style-name="T5">a </text:span>) <text:s text:c="2"/>= <text:s/>(ca) x <text:span text:style-name="T5">a - 1</text:span></text:p>
          </table:table-cell>
        </table:table-row>
        <table:table-row table:style-name="TableLine1990978275408">
          <table:table-cell table:style-name="Table9.A1" office:value-type="string">
            <text:p text:style-name="P46">dx</text:p>
          </table:table-cell>
          <table:table-cell table:style-name="Table9.A1" office:value-type="string">
            <text:p text:style-name="P46"/>
          </table:table-cell>
        </table:table-row>
      </table:table>
      <text:p text:style-name="P6"/>
      <text:p text:style-name="P6">You do not need to know calculus to do this problem.</text:p>
      <text:p text:style-name="P6"/>
      <text:p text:style-name="P6"/>
      <text:p text:style-name="P58">Q<text:span text:style-name="T40">7</text:span>. <text:span text:style-name="T23">Write a program </text:span><text:span text:style-name="T24">gets integers n and d from the user and prints the d-th digit of n. If n is 13524, the 0-th digit is 4, the 1-st digit is 2, the 2</text:span><text:span text:style-name="T8">nd</text:span><text:span text:style-name="T24"> digit is 5, etc. Here’s a test run:</text:span></text:p>
      <table:table table:name="Table59" table:style-name="Table59">
        <table:table-column table:style-name="Table59.A"/>
        <table:table-row table:style-name="TableLine1991016041456">
          <table:table-cell table:style-name="Table59.A1" office:value-type="string">
            <text:p text:style-name="P61"><text:span text:style-name="T40">13524 0</text:span></text:p>
            <text:p text:style-name="P59"><text:span text:style-name="T40">4</text:span></text:p>
          </table:table-cell>
        </table:table-row>
      </table:table>
      <text:p text:style-name="P56"><text:span text:style-name="T41">Here’s another test run:</text:span></text:p>
      <table:table table:name="Table60" table:style-name="Table60">
        <table:table-column table:style-name="Table60.A"/>
        <table:table-row table:style-name="TableLine1990976183648">
          <table:table-cell table:style-name="Table60.A1" office:value-type="string">
            <text:p text:style-name="P62"><text:span text:style-name="T40">13524 </text:span><text:span text:style-name="T41">1</text:span></text:p>
            <text:p text:style-name="P60">2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Arial1" svg:font-family="Arial, Helvetica, Geneva, Swiss, SunSans-Regular"/>
    <style:font-face style:name="Tahoma2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3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style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472in" fo:margin-right="0in" fo:margin-top="0in" fo:margin-bottom="0.1965in" style:contextual-spacing="false" fo:text-indent="-0.3543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Default_7e_LT_7e_Gliederung_20_2" style:display-name="Default~LT~Gliederung 2" style:family="paragraph" style:parent-style-name="Default_7e_LT_7e_Gliederung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/>
    </style:style>
    <style:style style:name="Default_7e_LT_7e_Untertitel" style:display-name="Default~LT~Untertitel" style:family="paragraph">
      <style:paragraph-properties fo:margin-left="0in" fo:margin-right="0in" fo:margin-top="0in" fo:margin-bottom="0in" style:contextual-spacing="false" fo:text-align="center" style:justify-single-word="false" fo:text-indent="-0.2362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Default_7e_LT_7e_Notizen" style:display-name="Default~LT~Notizen" style:family="paragraph">
      <style:paragraph-properties fo:margin-left="0.2362in" fo:margin-right="0in" fo:margin-top="0in" fo:margin-bottom="0in" style:contextual-spacing="false" fo:text-indent="-0.2362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7e_LT_7e_Hintergrundobjekte" style:display-name="Default~LT~Hintergrundobjekte" style:family="paragraph">
      <style:paragraph-properties style:text-autospace="none"/>
      <style:text-properties fo:color="#ffffff" loext:opacity="100%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Default_7e_LT_7e_Hintergrund" style:display-name="Default~LT~Hintergrund" style:family="paragraph">
      <style:paragraph-properties style:text-autospace="none"/>
    </style:style>
    <style:style style:name="WW-Title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/>
    </style:style>
    <style:style style:name="Background_20_objects" style:display-name="Background objects" style:family="paragraph">
      <style:paragraph-properties style:text-autospace="none"/>
      <style:text-properties fo:color="#ffffff" loext:opacity="100%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2362in" fo:margin-right="0in" fo:margin-top="0in" fo:margin-bottom="0in" style:contextual-spacing="false" fo:text-indent="-0.2362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Outline_20_1" style:display-name="Outline 1" style:family="paragraph">
      <style:paragraph-properties fo:margin-left="0.472in" fo:margin-right="0in" fo:margin-top="0in" fo:margin-bottom="0.1965in" style:contextual-spacing="false" fo:text-indent="-0.3543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officeooo:paragraph-rsid="00116c9f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013527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<text:span text:style-name="MT1">++</text:span> (Y. Liow) <text:tab/> <text:s text:c="17"/><text:tab/>04. Floats</text:p>
      </style:header>
      <style:footer>
        <text:p text:style-name="MP2"><text:page-number text:select-page="current">27</text:page-number><text:s/>of <text:page-count>2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Yihsiang Liow</meta:initial-creator>
    <meta:creation-date>2005-12-14T10:14:39</meta:creation-date>
    <dc:date>2023-09-26T15:03:02.191000000</dc:date>
    <meta:printed-by>Yihsiang Liow</meta:printed-by>
    <meta:print-date>2006-01-08T16:54:25</meta:print-date>
    <dc:language>en-US</dc:language>
    <meta:editing-cycles>537</meta:editing-cycles>
    <meta:editing-duration>P5DT7H15M47S</meta:editing-duration>
    <meta:document-statistic meta:table-count="60" meta:image-count="0" meta:object-count="1" meta:page-count="28" meta:paragraph-count="590" meta:word-count="4520" meta:character-count="25897" meta:non-whitespace-character-count="2081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i math:fontstyle="italic">weight</math:mi>
      <math:mrow>
        <math:mi math:fontstyle="italic">height</math:mi>
        <math:mo math:stretchy="false">+</math:mo>
        <math:mi math:fontstyle="italic">thumbLength</math:mi>
      </math:mrow>
    </math:mfrac>
    <math:annotation math:encoding="StarMath 5.0">weight over {height + thumbLength} </math:annotation>
  </math:semantics>
</math:math>
</file>